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103.66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69.7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 style:data-style-name="N2">
      <style:table-cell-properties fo:background-color="#ffcccc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merg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5" table:default-cell-style-name="ce2"/>
        <table:table-column table:style-name="co8" table:number-columns-repeated="2" table:default-cell-style-name="Default"/>
        <table:table-column table:style-name="co5" table:default-cell-style-name="ce2"/>
        <table:table-column table:style-name="co9" table:number-columns-repeated="2" table:default-cell-style-name="Default"/>
        <table:table-column table:style-name="co5" table:default-cell-style-name="ce2"/>
        <table:table-column table:style-name="co10" table:default-cell-style-name="Default"/>
        <table:table-column table:style-name="co9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inearSpeed approx</text:p>
          </table:table-cell>
          <table:table-cell office:value-type="string" calcext:value-type="string">
            <text:p>linearSpeed exa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otationSpeed approx</text:p>
          </table:table-cell>
          <table:table-cell office:value-type="string" calcext:value-type="string">
            <text:p>rotationSpeed exa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x approx</text:p>
          </table:table-cell>
          <table:table-cell office:value-type="string" calcext:value-type="string">
            <text:p>dx exa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y approx</text:p>
          </table:table-cell>
          <table:table-cell office:value-type="string" calcext:value-type="string">
            <text:p>dy exac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theta approx</text:p>
          </table:table-cell>
          <table:table-cell office:value-type="string" calcext:value-type="string">
            <text:p>dtheta exact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.2324562073" calcext:value-type="float">
            <text:p>18.2324562073</text:p>
          </table:table-cell>
          <table:table-cell office:value-type="float" office:value="18.2324573646" calcext:value-type="float">
            <text:p>18.2324573646</text:p>
          </table:table-cell>
          <table:table-cell office:value-type="float" office:value="-0.00000115729999805581" calcext:value-type="float">
            <text:p>-1.15729999805581E-06</text:p>
          </table:table-cell>
          <table:table-cell office:value-type="float" office:value="-18.1677017212" calcext:value-type="float">
            <text:p>-18.1677017212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00000014220000110754" calcext:value-type="float">
            <text:p>1.4220000110754E-07</text:p>
          </table:table-cell>
          <table:table-cell office:value-type="float" office:value="0.3646466732" calcext:value-type="float">
            <text:p>0.3646466732</text:p>
          </table:table-cell>
          <table:table-cell office:value-type="float" office:value="0.364646703086" calcext:value-type="float">
            <text:p>0.3646467031</text:p>
          </table:table-cell>
          <table:table-cell office:value-type="float" office:value="-0.0000000298860000080836" calcext:value-type="float">
            <text:p>-2.98860000080836E-08</text:p>
          </table:table-cell>
          <table:table-cell office:value-type="float" office:value="0.0011562482" calcext:value-type="float">
            <text:p>0.0011562482</text:p>
          </table:table-cell>
          <table:table-cell office:value-type="float" office:value="0.00115624830419" calcext:value-type="float">
            <text:p>0.0011562483</text:p>
          </table:table-cell>
          <table:table-cell office:value-type="float" office:value="-0.000000000104189999943632" calcext:value-type="float">
            <text:p>-1.04189999943632E-10</text:p>
          </table:table-cell>
          <table:table-cell office:value-type="float" office:value="-0.0063417242" calcext:value-type="float">
            <text:p>-0.0063417242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00000100720000048571" calcext:value-type="float">
            <text:p>1.00720000048571E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.4649124146" calcext:value-type="float">
            <text:p>36.4649124146</text:p>
          </table:table-cell>
          <table:table-cell office:value-type="float" office:value="36.4649147292" calcext:value-type="float">
            <text:p>36.4649147292</text:p>
          </table:table-cell>
          <table:table-cell office:value-type="float" office:value="-0.00000231459999611161" calcext:value-type="float">
            <text:p>-2.31459999611161E-06</text:p>
          </table:table-cell>
          <table:table-cell office:value-type="float" office:value="-36.3354034424" calcext:value-type="float">
            <text:p>-36.3354034424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000000284300000430449" calcext:value-type="float">
            <text:p>2.84300000430449E-07</text:p>
          </table:table-cell>
          <table:table-cell office:value-type="float" office:value="0.7292786837" calcext:value-type="float">
            <text:p>0.7292786837</text:p>
          </table:table-cell>
          <table:table-cell office:value-type="float" office:value="0.729278741054" calcext:value-type="float">
            <text:p>0.7292787411</text:p>
          </table:table-cell>
          <table:table-cell office:value-type="float" office:value="-0.0000000573539999937367" calcext:value-type="float">
            <text:p>-5.73539999937367E-08</text:p>
          </table:table-cell>
          <table:table-cell office:value-type="float" office:value="0.004624946" calcext:value-type="float">
            <text:p>0.004624946</text:p>
          </table:table-cell>
          <table:table-cell office:value-type="float" office:value="0.00462494671552" calcext:value-type="float">
            <text:p>0.0046249467</text:p>
          </table:table-cell>
          <table:table-cell office:value-type="float" office:value="-0.000000000715520000020564" calcext:value-type="float">
            <text:p>-7.15520000020564E-10</text:p>
          </table:table-cell>
          <table:table-cell office:value-type="float" office:value="-0.0126834484" calcext:value-type="float">
            <text:p>-0.0126834484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000000201399999108509" calcext:value-type="float">
            <text:p>2.01399999108509E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4.6973724365" calcext:value-type="float">
            <text:p>54.6973724365</text:p>
          </table:table-cell>
          <table:table-cell office:value-type="float" office:value="54.6973720938" calcext:value-type="float">
            <text:p>54.6973720938</text:p>
          </table:table-cell>
          <table:table-cell office:value-type="float" office:value="0.000000342699998157059" calcext:value-type="float">
            <text:p>3.42699998157059E-07</text:p>
          </table:table-cell>
          <table:table-cell office:value-type="float" office:value="-54.5031051636" calcext:value-type="float">
            <text:p>-54.5031051636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000000426500001537988" calcext:value-type="float">
            <text:p>4.26500001537988E-07</text:p>
          </table:table-cell>
          <table:table-cell office:value-type="float" office:value="1.0938813686" calcext:value-type="float">
            <text:p>1.0938813686</text:p>
          </table:table-cell>
          <table:table-cell office:value-type="float" office:value="1.09388144938" calcext:value-type="float">
            <text:p>1.0938814494</text:p>
          </table:table-cell>
          <table:table-cell office:value-type="float" office:value="-0.000000080780000022429" calcext:value-type="float">
            <text:p>-8.0780000022429E-08</text:p>
          </table:table-cell>
          <table:table-cell office:value-type="float" office:value="0.0104059549" calcext:value-type="float">
            <text:p>0.0104059549</text:p>
          </table:table-cell>
          <table:table-cell office:value-type="float" office:value="0.0104059557322" calcext:value-type="float">
            <text:p>0.0104059557</text:p>
          </table:table-cell>
          <table:table-cell office:value-type="float" office:value="-0.000000000832199999883931" calcext:value-type="float">
            <text:p>-8.32199999883931E-10</text:p>
          </table:table-cell>
          <table:table-cell office:value-type="float" office:value="-0.0190251712" calcext:value-type="float">
            <text:p>-0.0190251712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00000170219999900967" calcext:value-type="float">
            <text:p>1.70219999900967E-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2.9298248291" calcext:value-type="float">
            <text:p>72.9298248291</text:p>
          </table:table-cell>
          <table:table-cell office:value-type="float" office:value="72.9298294583" calcext:value-type="float">
            <text:p>72.9298294583</text:p>
          </table:table-cell>
          <table:table-cell office:value-type="float" office:value="-0.00000462920000643408" calcext:value-type="float">
            <text:p>-4.62920000643408E-06</text:p>
          </table:table-cell>
          <table:table-cell office:value-type="float" office:value="-72.6708068848" calcext:value-type="float">
            <text:p>-72.6708068848</text:p>
          </table:table-cell>
          <table:table-cell office:value-type="float" office:value="-72.6708074534" calcext:value-type="float">
            <text:p>-72.6708074534</text:p>
          </table:table-cell>
          <table:table-cell office:value-type="float" office:value="0.000000568600000860897" calcext:value-type="float">
            <text:p>5.68600000860897E-07</text:p>
          </table:table-cell>
          <table:table-cell office:value-type="float" office:value="1.4584400654" calcext:value-type="float">
            <text:p>1.4584400654</text:p>
          </table:table-cell>
          <table:table-cell office:value-type="float" office:value="1.45844016471" calcext:value-type="float">
            <text:p>1.4584401647</text:p>
          </table:table-cell>
          <table:table-cell office:value-type="float" office:value="-0.0000000993100000012959" calcext:value-type="float">
            <text:p>-9.93100000012959E-08</text:p>
          </table:table-cell>
          <table:table-cell office:value-type="float" office:value="0.018499041" calcext:value-type="float">
            <text:p>0.018499041</text:p>
          </table:table-cell>
          <table:table-cell office:value-type="float" office:value="0.0184990428575" calcext:value-type="float">
            <text:p>0.0184990429</text:p>
          </table:table-cell>
          <table:table-cell office:value-type="float" office:value="-0.00000000185749999756513" calcext:value-type="float">
            <text:p>-1.85749999756513E-09</text:p>
          </table:table-cell>
          <table:table-cell office:value-type="float" office:value="-0.0253668968" calcext:value-type="float">
            <text:p>-0.0253668968</text:p>
          </table:table-cell>
          <table:table-cell office:value-type="float" office:value="-0.0253668972029" calcext:value-type="float">
            <text:p>-0.0253668972</text:p>
          </table:table-cell>
          <table:table-cell office:value-type="float" office:value="0.000000000402900001555961" calcext:value-type="float">
            <text:p>4.02900001555961E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1.1622848511" calcext:value-type="float">
            <text:p>91.1622848511</text:p>
          </table:table-cell>
          <table:table-cell office:value-type="float" office:value="91.1622868229" calcext:value-type="float">
            <text:p>91.1622868229</text:p>
          </table:table-cell>
          <table:table-cell office:value-type="float" office:value="-0.00000197180000327535" calcext:value-type="float">
            <text:p>-1.97180000327535E-06</text:p>
          </table:table-cell>
          <table:table-cell office:value-type="float" office:value="-90.838508606" calcext:value-type="float">
            <text:p>-90.838508606</text:p>
          </table:table-cell>
          <table:table-cell office:value-type="float" office:value="-90.8385093168" calcext:value-type="float">
            <text:p>-90.8385093168</text:p>
          </table:table-cell>
          <table:table-cell office:value-type="float" office:value="0.00000071079999486301" calcext:value-type="float">
            <text:p>7.1079999486301E-07</text:p>
          </table:table-cell>
          <table:table-cell office:value-type="float" office:value="1.8229401112" calcext:value-type="float">
            <text:p>1.8229401112</text:p>
          </table:table-cell>
          <table:table-cell office:value-type="float" office:value="1.82294022546" calcext:value-type="float">
            <text:p>1.8229402255</text:p>
          </table:table-cell>
          <table:table-cell office:value-type="float" office:value="-0.000000114259999905997" calcext:value-type="float">
            <text:p>-1.14259999905997E-07</text:p>
          </table:table-cell>
          <table:table-cell office:value-type="float" office:value="0.0289038811" calcext:value-type="float">
            <text:p>0.0289038811</text:p>
          </table:table-cell>
          <table:table-cell office:value-type="float" office:value="0.028903882609" calcext:value-type="float">
            <text:p>0.0289038826</text:p>
          </table:table-cell>
          <table:table-cell office:value-type="float" office:value="-0.00000000150899999787346" calcext:value-type="float">
            <text:p>-1.50899999787346E-09</text:p>
          </table:table-cell>
          <table:table-cell office:value-type="float" office:value="-0.0317086205" calcext:value-type="float">
            <text:p>-0.0317086205</text:p>
          </table:table-cell>
          <table:table-cell office:value-type="float" office:value="-0.0317086215036" calcext:value-type="float">
            <text:p>-0.0317086215</text:p>
          </table:table-cell>
          <table:table-cell office:value-type="float" office:value="0.0000000010036000017144" calcext:value-type="float">
            <text:p>0.00000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09.394744873" calcext:value-type="float">
            <text:p>109.394744873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0.000000684999989175594" calcext:value-type="float">
            <text:p>0.000000685</text:p>
          </table:table-cell>
          <table:table-cell office:value-type="float" office:value="-109.0062103271" calcext:value-type="float">
            <text:p>-109.0062103271</text:p>
          </table:table-cell>
          <table:table-cell office:value-type="float" office:value="-109.00621118" calcext:value-type="float">
            <text:p>-109.00621118</text:p>
          </table:table-cell>
          <table:table-cell office:value-type="float" office:value="0.000000852899987080491" calcext:value-type="float">
            <text:p>8.52899987080491E-07</text:p>
          </table:table-cell>
          <table:table-cell office:value-type="float" office:value="2.1873669624" calcext:value-type="float">
            <text:p>2.1873669624</text:p>
          </table:table-cell>
          <table:table-cell office:value-type="float" office:value="2.18736697242" calcext:value-type="float">
            <text:p>2.1873669724</text:p>
          </table:table-cell>
          <table:table-cell office:value-type="float" office:value="-0.0000000100199999408801" calcext:value-type="float">
            <text:p>-0.00000001</text:p>
          </table:table-cell>
          <table:table-cell office:value-type="float" office:value="0.0416200534" calcext:value-type="float">
            <text:p>0.0416200534</text:p>
          </table:table-cell>
          <table:table-cell office:value-type="float" office:value="0.0416200565318" calcext:value-type="float">
            <text:p>0.0416200565</text:p>
          </table:table-cell>
          <table:table-cell office:value-type="float" office:value="-0.00000000313179999988922" calcext:value-type="float">
            <text:p>-3.13179999988922E-09</text:p>
          </table:table-cell>
          <table:table-cell office:value-type="float" office:value="-0.0380503424" calcext:value-type="float">
            <text:p>-0.0380503424</text:p>
          </table:table-cell>
          <table:table-cell office:value-type="float" office:value="-0.0380503458043" calcext:value-type="float">
            <text:p>-0.0380503458</text:p>
          </table:table-cell>
          <table:table-cell office:value-type="float" office:value="0.00000000340430000161929" calcext:value-type="float">
            <text:p>3.40430000161929E-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27.6271972656" calcext:value-type="float">
            <text:p>127.6271972656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00000428639999938696" calcext:value-type="float">
            <text:p>-4.28639999938696E-06</text:p>
          </table:table-cell>
          <table:table-cell office:value-type="float" office:value="-127.1739120483" calcext:value-type="float">
            <text:p>-127.1739120483</text:p>
          </table:table-cell>
          <table:table-cell office:value-type="float" office:value="-127.173913043" calcext:value-type="float">
            <text:p>-127.173913043</text:p>
          </table:table-cell>
          <table:table-cell office:value-type="float" office:value="0.000000994700002365789" calcext:value-type="float">
            <text:p>9.94700002365789E-07</text:p>
          </table:table-cell>
          <table:table-cell office:value-type="float" office:value="2.5517055988" calcext:value-type="float">
            <text:p>2.5517055988</text:p>
          </table:table-cell>
          <table:table-cell office:value-type="float" office:value="2.55170574932" calcext:value-type="float">
            <text:p>2.5517057493</text:p>
          </table:table-cell>
          <table:table-cell office:value-type="float" office:value="-0.000000150520000019583" calcext:value-type="float">
            <text:p>-1.50520000019583E-07</text:p>
          </table:table-cell>
          <table:table-cell office:value-type="float" office:value="0.0566470511" calcext:value-type="float">
            <text:p>0.0566470511</text:p>
          </table:table-cell>
          <table:table-cell office:value-type="float" office:value="0.0566470532154" calcext:value-type="float">
            <text:p>0.0566470532</text:p>
          </table:table-cell>
          <table:table-cell office:value-type="float" office:value="-0.00000000211540000100152" calcext:value-type="float">
            <text:p>-2.11540000100152E-09</text:p>
          </table:table-cell>
          <table:table-cell office:value-type="float" office:value="-0.0443920717" calcext:value-type="float">
            <text:p>-0.0443920717</text:p>
          </table:table-cell>
          <table:table-cell office:value-type="float" office:value="-0.0443920701051" calcext:value-type="float">
            <text:p>-0.0443920701</text:p>
          </table:table-cell>
          <table:table-cell office:value-type="float" office:value="-0.00000000159490000373186" calcext:value-type="float">
            <text:p>-1.59490000373186E-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45.8596496582" calcext:value-type="float">
            <text:p>145.8596496582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00000925879999158497" calcext:value-type="float">
            <text:p>-9.25879999158497E-06</text:p>
          </table:table-cell>
          <table:table-cell office:value-type="float" office:value="-145.3416137695" calcext:value-type="float">
            <text:p>-145.3416137695</text:p>
          </table:table-cell>
          <table:table-cell office:value-type="float" office:value="-145.341614907" calcext:value-type="float">
            <text:p>-145.341614907</text:p>
          </table:table-cell>
          <table:table-cell office:value-type="float" office:value="0.00000113750002128654" calcext:value-type="float">
            <text:p>1.13750002128654E-06</text:p>
          </table:table-cell>
          <table:table-cell office:value-type="float" office:value="2.9159417152" calcext:value-type="float">
            <text:p>2.9159417152</text:p>
          </table:table-cell>
          <table:table-cell office:value-type="float" office:value="2.91594190342" calcext:value-type="float">
            <text:p>2.9159419034</text:p>
          </table:table-cell>
          <table:table-cell office:value-type="float" office:value="-0.00000018822000003027" calcext:value-type="float">
            <text:p>-1.8822000003027E-07</text:p>
          </table:table-cell>
          <table:table-cell office:value-type="float" office:value="0.0739842579" calcext:value-type="float">
            <text:p>0.0739842579</text:p>
          </table:table-cell>
          <table:table-cell office:value-type="float" office:value="0.0739842683139" calcext:value-type="float">
            <text:p>0.0739842683</text:p>
          </table:table-cell>
          <table:table-cell office:value-type="float" office:value="-0.0000000104138999923453" calcext:value-type="float">
            <text:p>-1.04138999923453E-08</text:p>
          </table:table-cell>
          <table:table-cell office:value-type="float" office:value="-0.0507337935" calcext:value-type="float">
            <text:p>-0.0507337935</text:p>
          </table:table-cell>
          <table:table-cell office:value-type="float" office:value="-0.0507337944058" calcext:value-type="float">
            <text:p>-0.0507337944</text:p>
          </table:table-cell>
          <table:table-cell office:value-type="float" office:value="0.000000000905800004447066" calcext:value-type="float">
            <text:p>9.05800004447066E-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64.0921173096" calcext:value-type="float">
            <text:p>164.0921173096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0.00000102860002471061" calcext:value-type="float">
            <text:p>1.02860002471061E-06</text:p>
          </table:table-cell>
          <table:table-cell office:value-type="float" office:value="-163.5093231201" calcext:value-type="float">
            <text:p>-163.5093231201</text:p>
          </table:table-cell>
          <table:table-cell office:value-type="float" office:value="-163.50931677" calcext:value-type="float">
            <text:p>-163.50931677</text:p>
          </table:table-cell>
          <table:table-cell office:value-type="float" office:value="-0.00000635009999427894" calcext:value-type="float">
            <text:p>-6.35009999427894E-06</text:p>
          </table:table-cell>
          <table:table-cell office:value-type="float" office:value="3.2800607681" calcext:value-type="float">
            <text:p>3.2800607681</text:p>
          </table:table-cell>
          <table:table-cell office:value-type="float" office:value="3.28006078612" calcext:value-type="float">
            <text:p>3.2800607861</text:p>
          </table:table-cell>
          <table:table-cell office:value-type="float" office:value="-0.0000000180200001587139" calcext:value-type="float">
            <text:p>-0.000000018</text:p>
          </table:table-cell>
          <table:table-cell office:value-type="float" office:value="0.0936309993" calcext:value-type="float">
            <text:p>0.0936309993</text:p>
          </table:table-cell>
          <table:table-cell office:value-type="float" office:value="0.093631004571" calcext:value-type="float">
            <text:p>0.0936310046</text:p>
          </table:table-cell>
          <table:table-cell office:value-type="float" office:value="-0.0000000052709999975864" calcext:value-type="float">
            <text:p>-5.2709999975864E-09</text:p>
          </table:table-cell>
          <table:table-cell office:value-type="float" office:value="-0.0570755191" calcext:value-type="float">
            <text:p>-0.0570755191</text:p>
          </table:table-cell>
          <table:table-cell office:value-type="float" office:value="-0.0570755187065" calcext:value-type="float">
            <text:p>-0.0570755187</text:p>
          </table:table-cell>
          <table:table-cell office:value-type="float" office:value="-0.000000000393499996476088" calcext:value-type="float">
            <text:p>-3.93499996476088E-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8.2324562073" calcext:value-type="float">
            <text:p>18.2324562073</text:p>
          </table:table-cell>
          <table:table-cell office:value-type="float" office:value="18.2324573646" calcext:value-type="float">
            <text:p>18.2324573646</text:p>
          </table:table-cell>
          <table:table-cell office:value-type="float" office:value="-0.00000115729999805581" calcext:value-type="float">
            <text:p>-1.15729999805581E-06</text:p>
          </table:table-cell>
          <table:table-cell office:value-type="float" office:value="18.1677017212" calcext:value-type="float">
            <text:p>18.1677017212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00000014220000110754" calcext:value-type="float">
            <text:p>-1.4220000110754E-07</text:p>
          </table:table-cell>
          <table:table-cell office:value-type="float" office:value="0.3646466732" calcext:value-type="float">
            <text:p>0.3646466732</text:p>
          </table:table-cell>
          <table:table-cell office:value-type="float" office:value="0.364646703086" calcext:value-type="float">
            <text:p>0.3646467031</text:p>
          </table:table-cell>
          <table:table-cell office:value-type="float" office:value="-0.0000000298860000080836" calcext:value-type="float">
            <text:p>-2.98860000080836E-08</text:p>
          </table:table-cell>
          <table:table-cell office:value-type="float" office:value="-0.0011562482" calcext:value-type="float">
            <text:p>-0.0011562482</text:p>
          </table:table-cell>
          <table:table-cell office:value-type="float" office:value="-0.00115624830419" calcext:value-type="float">
            <text:p>-0.0011562483</text:p>
          </table:table-cell>
          <table:table-cell office:value-type="float" office:value="0.000000000104189999943632" calcext:value-type="float">
            <text:p>1.04189999943632E-10</text:p>
          </table:table-cell>
          <table:table-cell office:value-type="float" office:value="0.0063417242" calcext:value-type="float">
            <text:p>0.0063417242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00000100720000048571" calcext:value-type="float">
            <text:p>-1.00720000048571E-10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36.4649124146" calcext:value-type="float">
            <text:p>36.4649124146</text:p>
          </table:table-cell>
          <table:table-cell office:value-type="float" office:value="36.4649147292" calcext:value-type="float">
            <text:p>36.4649147292</text:p>
          </table:table-cell>
          <table:table-cell office:value-type="float" office:value="-0.00000231459999611161" calcext:value-type="float">
            <text:p>-2.3145999961116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29298234" calcext:value-type="float">
            <text:p>0.729298234</text:p>
          </table:table-cell>
          <table:table-cell office:value-type="float" office:value="0.729298294583" calcext:value-type="float">
            <text:p>0.7292982946</text:p>
          </table:table-cell>
          <table:table-cell office:value-type="float" office:value="-0.0000000605829999500429" calcext:value-type="float">
            <text:p>-6.05829999500429E-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4.6973724365" calcext:value-type="float">
            <text:p>54.6973724365</text:p>
          </table:table-cell>
          <table:table-cell office:value-type="float" office:value="54.6973720938" calcext:value-type="float">
            <text:p>54.6973720938</text:p>
          </table:table-cell>
          <table:table-cell office:value-type="float" office:value="0.000000342699998157059" calcext:value-type="float">
            <text:p>3.42699998157059E-07</text:p>
          </table:table-cell>
          <table:table-cell office:value-type="float" office:value="-18.1677017212" calcext:value-type="float">
            <text:p>-18.1677017212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00000014220000110754" calcext:value-type="float">
            <text:p>1.4220000110754E-07</text:p>
          </table:table-cell>
          <table:table-cell office:value-type="float" office:value="1.0939400196" calcext:value-type="float">
            <text:p>1.0939400196</text:p>
          </table:table-cell>
          <table:table-cell office:value-type="float" office:value="1.09394010926" calcext:value-type="float">
            <text:p>1.0939401093</text:p>
          </table:table-cell>
          <table:table-cell office:value-type="float" office:value="-0.0000000896600000910297" calcext:value-type="float">
            <text:p>-8.96600000910297E-08</text:p>
          </table:table-cell>
          <table:table-cell office:value-type="float" office:value="0.0034687447" calcext:value-type="float">
            <text:p>0.0034687447</text:p>
          </table:table-cell>
          <table:table-cell office:value-type="float" office:value="0.00346874491256" calcext:value-type="float">
            <text:p>0.0034687449</text:p>
          </table:table-cell>
          <table:table-cell office:value-type="float" office:value="-0.000000000212559999983319" calcext:value-type="float">
            <text:p>-2.12559999983319E-10</text:p>
          </table:table-cell>
          <table:table-cell office:value-type="float" office:value="-0.0063417242" calcext:value-type="float">
            <text:p>-0.0063417242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00000100720000048571" calcext:value-type="float">
            <text:p>1.00720000048571E-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2.9298248291" calcext:value-type="float">
            <text:p>72.9298248291</text:p>
          </table:table-cell>
          <table:table-cell office:value-type="float" office:value="72.9298294583" calcext:value-type="float">
            <text:p>72.9298294583</text:p>
          </table:table-cell>
          <table:table-cell office:value-type="float" office:value="-0.00000462920000643408" calcext:value-type="float">
            <text:p>-4.62920000643408E-06</text:p>
          </table:table-cell>
          <table:table-cell office:value-type="float" office:value="-36.3354034424" calcext:value-type="float">
            <text:p>-36.3354034424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000000284300000430449" calcext:value-type="float">
            <text:p>2.84300000430449E-07</text:p>
          </table:table-cell>
          <table:table-cell office:value-type="float" office:value="1.4585573673" calcext:value-type="float">
            <text:p>1.4585573673</text:p>
          </table:table-cell>
          <table:table-cell office:value-type="float" office:value="1.45855748211" calcext:value-type="float">
            <text:p>1.4585574821</text:p>
          </table:table-cell>
          <table:table-cell office:value-type="float" office:value="-0.000000114809999951504" calcext:value-type="float">
            <text:p>-1.14809999951504E-07</text:p>
          </table:table-cell>
          <table:table-cell office:value-type="float" office:value="0.0092498921" calcext:value-type="float">
            <text:p>0.0092498921</text:p>
          </table:table-cell>
          <table:table-cell office:value-type="float" office:value="0.00924989343105" calcext:value-type="float">
            <text:p>0.0092498934</text:p>
          </table:table-cell>
          <table:table-cell office:value-type="float" office:value="-0.00000000133104999938682" calcext:value-type="float">
            <text:p>-1.33104999938682E-09</text:p>
          </table:table-cell>
          <table:table-cell office:value-type="float" office:value="-0.0126834484" calcext:value-type="float">
            <text:p>-0.0126834484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000000201399999108509" calcext:value-type="float">
            <text:p>2.01399999108509E-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91.1622848511" calcext:value-type="float">
            <text:p>91.1622848511</text:p>
          </table:table-cell>
          <table:table-cell office:value-type="float" office:value="91.1622868229" calcext:value-type="float">
            <text:p>91.1622868229</text:p>
          </table:table-cell>
          <table:table-cell office:value-type="float" office:value="-0.00000197180000327535" calcext:value-type="float">
            <text:p>-1.97180000327535E-06</text:p>
          </table:table-cell>
          <table:table-cell office:value-type="float" office:value="-54.5031051636" calcext:value-type="float">
            <text:p>-54.5031051636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000000426500001537988" calcext:value-type="float">
            <text:p>4.26500001537988E-07</text:p>
          </table:table-cell>
          <table:table-cell office:value-type="float" office:value="1.8231356144" calcext:value-type="float">
            <text:p>1.8231356144</text:p>
          </table:table-cell>
          <table:table-cell office:value-type="float" office:value="1.82313574896" calcext:value-type="float">
            <text:p>1.823135749</text:p>
          </table:table-cell>
          <table:table-cell office:value-type="float" office:value="-0.000000134560000031314" calcext:value-type="float">
            <text:p>-1.34560000031314E-07</text:p>
          </table:table-cell>
          <table:table-cell office:value-type="float" office:value="0.0173432566" calcext:value-type="float">
            <text:p>0.0173432566</text:p>
          </table:table-cell>
          <table:table-cell office:value-type="float" office:value="0.0173432595537" calcext:value-type="float">
            <text:p>0.0173432596</text:p>
          </table:table-cell>
          <table:table-cell office:value-type="float" office:value="-0.00000000295369999986361" calcext:value-type="float">
            <text:p>-0.000000003</text:p>
          </table:table-cell>
          <table:table-cell office:value-type="float" office:value="-0.0190251712" calcext:value-type="float">
            <text:p>-0.0190251712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00000170219999900967" calcext:value-type="float">
            <text:p>1.70219999900967E-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109.394744873" calcext:value-type="float">
            <text:p>109.394744873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0.000000684999989175594" calcext:value-type="float">
            <text:p>0.000000685</text:p>
          </table:table-cell>
          <table:table-cell office:value-type="float" office:value="-72.6708068848" calcext:value-type="float">
            <text:p>-72.6708068848</text:p>
          </table:table-cell>
          <table:table-cell office:value-type="float" office:value="-72.6708074534" calcext:value-type="float">
            <text:p>-72.6708074534</text:p>
          </table:table-cell>
          <table:table-cell office:value-type="float" office:value="0.000000568600000860897" calcext:value-type="float">
            <text:p>5.68600000860897E-07</text:p>
          </table:table-cell>
          <table:table-cell office:value-type="float" office:value="2.1876602173" calcext:value-type="float">
            <text:p>2.1876602173</text:p>
          </table:table-cell>
          <table:table-cell office:value-type="float" office:value="2.18766024706" calcext:value-type="float">
            <text:p>2.1876602471</text:p>
          </table:table-cell>
          <table:table-cell office:value-type="float" office:value="-0.0000000297600002419074" calcext:value-type="float">
            <text:p>-2.97600002419074E-08</text:p>
          </table:table-cell>
          <table:table-cell office:value-type="float" office:value="0.0277485624" calcext:value-type="float">
            <text:p>0.0277485624</text:p>
          </table:table-cell>
          <table:table-cell office:value-type="float" office:value="0.0277485642862" calcext:value-type="float">
            <text:p>0.0277485643</text:p>
          </table:table-cell>
          <table:table-cell office:value-type="float" office:value="-0.00000000188620000174389" calcext:value-type="float">
            <text:p>-1.88620000174389E-09</text:p>
          </table:table-cell>
          <table:table-cell office:value-type="float" office:value="-0.0253668968" calcext:value-type="float">
            <text:p>-0.0253668968</text:p>
          </table:table-cell>
          <table:table-cell office:value-type="float" office:value="-0.0253668972029" calcext:value-type="float">
            <text:p>-0.0253668972</text:p>
          </table:table-cell>
          <table:table-cell office:value-type="float" office:value="0.000000000402900001555961" calcext:value-type="float">
            <text:p>4.02900001555961E-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27.6271972656" calcext:value-type="float">
            <text:p>127.6271972656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00000428639999938696" calcext:value-type="float">
            <text:p>-4.28639999938696E-06</text:p>
          </table:table-cell>
          <table:table-cell office:value-type="float" office:value="-90.838508606" calcext:value-type="float">
            <text:p>-90.838508606</text:p>
          </table:table-cell>
          <table:table-cell office:value-type="float" office:value="-90.8385093168" calcext:value-type="float">
            <text:p>-90.8385093168</text:p>
          </table:table-cell>
          <table:table-cell office:value-type="float" office:value="0.00000071079999486301" calcext:value-type="float">
            <text:p>7.1079999486301E-07</text:p>
          </table:table-cell>
          <table:table-cell office:value-type="float" office:value="2.5521161556" calcext:value-type="float">
            <text:p>2.5521161556</text:p>
          </table:table-cell>
          <table:table-cell office:value-type="float" office:value="2.55211631565" calcext:value-type="float">
            <text:p>2.5521163157</text:p>
          </table:table-cell>
          <table:table-cell office:value-type="float" office:value="-0.000000160050000364009" calcext:value-type="float">
            <text:p>-1.60050000364009E-07</text:p>
          </table:table-cell>
          <table:table-cell office:value-type="float" office:value="0.0404654332" calcext:value-type="float">
            <text:p>0.0404654332</text:p>
          </table:table-cell>
          <table:table-cell office:value-type="float" office:value="0.0404654356526" calcext:value-type="float">
            <text:p>0.0404654357</text:p>
          </table:table-cell>
          <table:table-cell office:value-type="float" office:value="-0.00000000245260000503178" calcext:value-type="float">
            <text:p>-2.45260000503178E-09</text:p>
          </table:table-cell>
          <table:table-cell office:value-type="float" office:value="-0.0317086205" calcext:value-type="float">
            <text:p>-0.0317086205</text:p>
          </table:table-cell>
          <table:table-cell office:value-type="float" office:value="-0.0317086215036" calcext:value-type="float">
            <text:p>-0.0317086215</text:p>
          </table:table-cell>
          <table:table-cell office:value-type="float" office:value="0.0000000010036000017144" calcext:value-type="float">
            <text:p>0.0000000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  <table:table-cell office:value-type="float" office:value="145.8596496582" calcext:value-type="float">
            <text:p>145.8596496582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00000925879999158497" calcext:value-type="float">
            <text:p>-9.25879999158497E-06</text:p>
          </table:table-cell>
          <table:table-cell office:value-type="float" office:value="-109.0062103271" calcext:value-type="float">
            <text:p>-109.0062103271</text:p>
          </table:table-cell>
          <table:table-cell office:value-type="float" office:value="-109.00621118" calcext:value-type="float">
            <text:p>-109.00621118</text:p>
          </table:table-cell>
          <table:table-cell office:value-type="float" office:value="0.000000852899987080491" calcext:value-type="float">
            <text:p>8.52899987080491E-07</text:p>
          </table:table-cell>
          <table:table-cell office:value-type="float" office:value="2.9164891243" calcext:value-type="float">
            <text:p>2.9164891243</text:p>
          </table:table-cell>
          <table:table-cell office:value-type="float" office:value="2.91648929657" calcext:value-type="float">
            <text:p>2.9164892966</text:p>
          </table:table-cell>
          <table:table-cell office:value-type="float" office:value="-0.000000172270000042829" calcext:value-type="float">
            <text:p>-1.72270000042829E-07</text:p>
          </table:table-cell>
          <table:table-cell office:value-type="float" office:value="0.0554933995" calcext:value-type="float">
            <text:p>0.0554933995</text:p>
          </table:table-cell>
          <table:table-cell office:value-type="float" office:value="0.0554934087091" calcext:value-type="float">
            <text:p>0.0554934087</text:p>
          </table:table-cell>
          <table:table-cell office:value-type="float" office:value="-0.00000000920910000340447" calcext:value-type="float">
            <text:p>-9.20910000340447E-09</text:p>
          </table:table-cell>
          <table:table-cell office:value-type="float" office:value="-0.0380503424" calcext:value-type="float">
            <text:p>-0.0380503424</text:p>
          </table:table-cell>
          <table:table-cell office:value-type="float" office:value="-0.0380503458043" calcext:value-type="float">
            <text:p>-0.0380503458</text:p>
          </table:table-cell>
          <table:table-cell office:value-type="float" office:value="0.00000000340430000161929" calcext:value-type="float">
            <text:p>3.40430000161929E-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164.0921173096" calcext:value-type="float">
            <text:p>164.0921173096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0.00000102860002471061" calcext:value-type="float">
            <text:p>1.02860002471061E-06</text:p>
          </table:table-cell>
          <table:table-cell office:value-type="float" office:value="-127.1739120483" calcext:value-type="float">
            <text:p>-127.1739120483</text:p>
          </table:table-cell>
          <table:table-cell office:value-type="float" office:value="-127.173913043" calcext:value-type="float">
            <text:p>-127.173913043</text:p>
          </table:table-cell>
          <table:table-cell office:value-type="float" office:value="0.000000994700002365789" calcext:value-type="float">
            <text:p>9.94700002365789E-07</text:p>
          </table:table-cell>
          <table:table-cell office:value-type="float" office:value="3.2807643414" calcext:value-type="float">
            <text:p>3.2807643414</text:p>
          </table:table-cell>
          <table:table-cell office:value-type="float" office:value="3.28076453484" calcext:value-type="float">
            <text:p>3.2807645348</text:p>
          </table:table-cell>
          <table:table-cell office:value-type="float" office:value="-0.000000193440000018086" calcext:value-type="float">
            <text:p>-1.93440000018086E-07</text:p>
          </table:table-cell>
          <table:table-cell office:value-type="float" office:value="0.0728319287" calcext:value-type="float">
            <text:p>0.0728319287</text:p>
          </table:table-cell>
          <table:table-cell office:value-type="float" office:value="0.0728319255626" calcext:value-type="float">
            <text:p>0.0728319256</text:p>
          </table:table-cell>
          <table:table-cell office:value-type="float" office:value="0.00000000313740000645879" calcext:value-type="float">
            <text:p>3.13740000645879E-09</text:p>
          </table:table-cell>
          <table:table-cell office:value-type="float" office:value="-0.0443920717" calcext:value-type="float">
            <text:p>-0.0443920717</text:p>
          </table:table-cell>
          <table:table-cell office:value-type="float" office:value="-0.0443920701051" calcext:value-type="float">
            <text:p>-0.0443920701</text:p>
          </table:table-cell>
          <table:table-cell office:value-type="float" office:value="-0.00000000159490000373186" calcext:value-type="float">
            <text:p>-1.59490000373186E-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182.3245697021" calcext:value-type="float">
            <text:p>182.3245697021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00000394389999769373" calcext:value-type="float">
            <text:p>-3.94389999769373E-06</text:p>
          </table:table-cell>
          <table:table-cell office:value-type="float" office:value="-145.3416137695" calcext:value-type="float">
            <text:p>-145.3416137695</text:p>
          </table:table-cell>
          <table:table-cell office:value-type="float" office:value="-145.341614907" calcext:value-type="float">
            <text:p>-145.341614907</text:p>
          </table:table-cell>
          <table:table-cell office:value-type="float" office:value="0.00000113750002128654" calcext:value-type="float">
            <text:p>1.13750002128654E-06</text:p>
          </table:table-cell>
          <table:table-cell office:value-type="float" office:value="3.6449272633" calcext:value-type="float">
            <text:p>3.6449272633</text:p>
          </table:table-cell>
          <table:table-cell office:value-type="float" office:value="3.64492737928" calcext:value-type="float">
            <text:p>3.6449273793</text:p>
          </table:table-cell>
          <table:table-cell office:value-type="float" office:value="-0.000000115979999826266" calcext:value-type="float">
            <text:p>-0.000000116</text:p>
          </table:table-cell>
          <table:table-cell office:value-type="float" office:value="0.0924803317" calcext:value-type="float">
            <text:p>0.0924803317</text:p>
          </table:table-cell>
          <table:table-cell office:value-type="float" office:value="0.0924803353924" calcext:value-type="float">
            <text:p>0.0924803354</text:p>
          </table:table-cell>
          <table:table-cell office:value-type="float" office:value="-0.00000000369239999686854" calcext:value-type="float">
            <text:p>-3.69239999686854E-09</text:p>
          </table:table-cell>
          <table:table-cell office:value-type="float" office:value="-0.0507337935" calcext:value-type="float">
            <text:p>-0.0507337935</text:p>
          </table:table-cell>
          <table:table-cell office:value-type="float" office:value="-0.0507337944058" calcext:value-type="float">
            <text:p>-0.0507337944</text:p>
          </table:table-cell>
          <table:table-cell office:value-type="float" office:value="0.000000000905800004447066" calcext:value-type="float">
            <text:p>9.05800004447066E-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6.4649124146" calcext:value-type="float">
            <text:p>36.4649124146</text:p>
          </table:table-cell>
          <table:table-cell office:value-type="float" office:value="36.4649147292" calcext:value-type="float">
            <text:p>36.4649147292</text:p>
          </table:table-cell>
          <table:table-cell office:value-type="float" office:value="-0.00000231459999611161" calcext:value-type="float">
            <text:p>-2.31459999611161E-06</text:p>
          </table:table-cell>
          <table:table-cell office:value-type="float" office:value="36.3354034424" calcext:value-type="float">
            <text:p>36.3354034424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000000284300000430449" calcext:value-type="float">
            <text:p>-2.84300000430449E-07</text:p>
          </table:table-cell>
          <table:table-cell office:value-type="float" office:value="0.7292786837" calcext:value-type="float">
            <text:p>0.7292786837</text:p>
          </table:table-cell>
          <table:table-cell office:value-type="float" office:value="0.729278741054" calcext:value-type="float">
            <text:p>0.7292787411</text:p>
          </table:table-cell>
          <table:table-cell office:value-type="float" office:value="-0.0000000573539999937367" calcext:value-type="float">
            <text:p>-5.73539999937367E-08</text:p>
          </table:table-cell>
          <table:table-cell office:value-type="float" office:value="-0.004624946" calcext:value-type="float">
            <text:p>-0.004624946</text:p>
          </table:table-cell>
          <table:table-cell office:value-type="float" office:value="-0.00462494671552" calcext:value-type="float">
            <text:p>-0.0046249467</text:p>
          </table:table-cell>
          <table:table-cell office:value-type="float" office:value="0.000000000715520000020564" calcext:value-type="float">
            <text:p>7.15520000020564E-10</text:p>
          </table:table-cell>
          <table:table-cell office:value-type="float" office:value="0.0126834484" calcext:value-type="float">
            <text:p>0.0126834484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000000201399999108509" calcext:value-type="float">
            <text:p>-2.01399999108509E-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4.6973724365" calcext:value-type="float">
            <text:p>54.6973724365</text:p>
          </table:table-cell>
          <table:table-cell office:value-type="float" office:value="54.6973720938" calcext:value-type="float">
            <text:p>54.6973720938</text:p>
          </table:table-cell>
          <table:table-cell office:value-type="float" office:value="0.000000342699998157059" calcext:value-type="float">
            <text:p>3.42699998157059E-07</text:p>
          </table:table-cell>
          <table:table-cell office:value-type="float" office:value="18.1677017212" calcext:value-type="float">
            <text:p>18.1677017212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00000014220000110754" calcext:value-type="float">
            <text:p>-1.4220000110754E-07</text:p>
          </table:table-cell>
          <table:table-cell office:value-type="float" office:value="1.0939400196" calcext:value-type="float">
            <text:p>1.0939400196</text:p>
          </table:table-cell>
          <table:table-cell office:value-type="float" office:value="1.09394010926" calcext:value-type="float">
            <text:p>1.0939401093</text:p>
          </table:table-cell>
          <table:table-cell office:value-type="float" office:value="-0.0000000896600000910297" calcext:value-type="float">
            <text:p>-8.96600000910297E-08</text:p>
          </table:table-cell>
          <table:table-cell office:value-type="float" office:value="-0.0034687447" calcext:value-type="float">
            <text:p>-0.0034687447</text:p>
          </table:table-cell>
          <table:table-cell office:value-type="float" office:value="-0.00346874491256" calcext:value-type="float">
            <text:p>-0.0034687449</text:p>
          </table:table-cell>
          <table:table-cell office:value-type="float" office:value="0.000000000212559999983319" calcext:value-type="float">
            <text:p>2.12559999983319E-10</text:p>
          </table:table-cell>
          <table:table-cell office:value-type="float" office:value="0.0063417242" calcext:value-type="float">
            <text:p>0.0063417242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00000100720000048571" calcext:value-type="float">
            <text:p>-1.00720000048571E-10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72.9298248291" calcext:value-type="float">
            <text:p>72.9298248291</text:p>
          </table:table-cell>
          <table:table-cell office:value-type="float" office:value="72.9298294583" calcext:value-type="float">
            <text:p>72.9298294583</text:p>
          </table:table-cell>
          <table:table-cell office:value-type="float" office:value="-0.00000462920000643408" calcext:value-type="float">
            <text:p>-4.62920000643408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58596468" calcext:value-type="float">
            <text:p>1.458596468</text:p>
          </table:table-cell>
          <table:table-cell office:value-type="float" office:value="1.45859658917" calcext:value-type="float">
            <text:p>1.4585965892</text:p>
          </table:table-cell>
          <table:table-cell office:value-type="float" office:value="-0.000000121169999811599" calcext:value-type="float">
            <text:p>-1.21169999811599E-0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1.1622848511" calcext:value-type="float">
            <text:p>91.1622848511</text:p>
          </table:table-cell>
          <table:table-cell office:value-type="float" office:value="91.1622868229" calcext:value-type="float">
            <text:p>91.1622868229</text:p>
          </table:table-cell>
          <table:table-cell office:value-type="float" office:value="-0.00000197180000327535" calcext:value-type="float">
            <text:p>-1.97180000327535E-06</text:p>
          </table:table-cell>
          <table:table-cell office:value-type="float" office:value="-18.1677017212" calcext:value-type="float">
            <text:p>-18.1677017212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00000014220000110754" calcext:value-type="float">
            <text:p>1.4220000110754E-07</text:p>
          </table:table-cell>
          <table:table-cell office:value-type="float" office:value="1.823233366" calcext:value-type="float">
            <text:p>1.823233366</text:p>
          </table:table-cell>
          <table:table-cell office:value-type="float" office:value="1.82323351543" calcext:value-type="float">
            <text:p>1.8232335154</text:p>
          </table:table-cell>
          <table:table-cell office:value-type="float" office:value="-0.000000149429999929396" calcext:value-type="float">
            <text:p>-1.49429999929396E-07</text:p>
          </table:table-cell>
          <table:table-cell office:value-type="float" office:value="0.0057812412" calcext:value-type="float">
            <text:p>0.0057812412</text:p>
          </table:table-cell>
          <table:table-cell office:value-type="float" office:value="0.00578124152093" calcext:value-type="float">
            <text:p>0.0057812415</text:p>
          </table:table-cell>
          <table:table-cell office:value-type="float" office:value="-0.000000000320929999589326" calcext:value-type="float">
            <text:p>-3.20929999589326E-10</text:p>
          </table:table-cell>
          <table:table-cell office:value-type="float" office:value="-0.0063417242" calcext:value-type="float">
            <text:p>-0.0063417242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00000100720000048571" calcext:value-type="float">
            <text:p>1.00720000048571E-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09.394744873" calcext:value-type="float">
            <text:p>109.394744873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0.000000684999989175594" calcext:value-type="float">
            <text:p>0.000000685</text:p>
          </table:table-cell>
          <table:table-cell office:value-type="float" office:value="-36.3354034424" calcext:value-type="float">
            <text:p>-36.3354034424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000000284300000430449" calcext:value-type="float">
            <text:p>2.84300000430449E-07</text:p>
          </table:table-cell>
          <table:table-cell office:value-type="float" office:value="2.1878361702" calcext:value-type="float">
            <text:p>2.1878361702</text:p>
          </table:table-cell>
          <table:table-cell office:value-type="float" office:value="2.18783622316" calcext:value-type="float">
            <text:p>2.1878362232</text:p>
          </table:table-cell>
          <table:table-cell office:value-type="float" office:value="-0.000000052959999941038" calcext:value-type="float">
            <text:p>-0.000000053</text:p>
          </table:table-cell>
          <table:table-cell office:value-type="float" office:value="0.0138748391" calcext:value-type="float">
            <text:p>0.0138748391</text:p>
          </table:table-cell>
          <table:table-cell office:value-type="float" office:value="0.0138748401466" calcext:value-type="float">
            <text:p>0.0138748401</text:p>
          </table:table-cell>
          <table:table-cell office:value-type="float" office:value="-0.0000000010466000011089" calcext:value-type="float">
            <text:p>-0.000000001</text:p>
          </table:table-cell>
          <table:table-cell office:value-type="float" office:value="-0.0126834484" calcext:value-type="float">
            <text:p>-0.0126834484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000000201399999108509" calcext:value-type="float">
            <text:p>2.01399999108509E-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127.6271972656" calcext:value-type="float">
            <text:p>127.6271972656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00000428639999938696" calcext:value-type="float">
            <text:p>-4.28639999938696E-06</text:p>
          </table:table-cell>
          <table:table-cell office:value-type="float" office:value="-54.5031051636" calcext:value-type="float">
            <text:p>-54.5031051636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000000426500001537988" calcext:value-type="float">
            <text:p>4.26500001537988E-07</text:p>
          </table:table-cell>
          <table:table-cell office:value-type="float" office:value="2.5523898602" calcext:value-type="float">
            <text:p>2.5523898602</text:p>
          </table:table-cell>
          <table:table-cell office:value-type="float" office:value="2.55239004855" calcext:value-type="float">
            <text:p>2.5523900486</text:p>
          </table:table-cell>
          <table:table-cell office:value-type="float" office:value="-0.000000188350000041027" calcext:value-type="float">
            <text:p>-1.88350000041027E-07</text:p>
          </table:table-cell>
          <table:table-cell office:value-type="float" office:value="0.0242805593" calcext:value-type="float">
            <text:p>0.0242805593</text:p>
          </table:table-cell>
          <table:table-cell office:value-type="float" office:value="0.0242805633752" calcext:value-type="float">
            <text:p>0.0242805634</text:p>
          </table:table-cell>
          <table:table-cell office:value-type="float" office:value="-0.00000000407520000036965" calcext:value-type="float">
            <text:p>-4.07520000036965E-09</text:p>
          </table:table-cell>
          <table:table-cell office:value-type="float" office:value="-0.0190251712" calcext:value-type="float">
            <text:p>-0.0190251712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00000170219999900967" calcext:value-type="float">
            <text:p>1.70219999900967E-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45.8596496582" calcext:value-type="float">
            <text:p>145.8596496582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00000925879999158497" calcext:value-type="float">
            <text:p>-9.25879999158497E-06</text:p>
          </table:table-cell>
          <table:table-cell office:value-type="float" office:value="-72.6708068848" calcext:value-type="float">
            <text:p>-72.6708068848</text:p>
          </table:table-cell>
          <table:table-cell office:value-type="float" office:value="-72.6708074534" calcext:value-type="float">
            <text:p>-72.6708074534</text:p>
          </table:table-cell>
          <table:table-cell office:value-type="float" office:value="0.000000568600000860897" calcext:value-type="float">
            <text:p>5.68600000860897E-07</text:p>
          </table:table-cell>
          <table:table-cell office:value-type="float" office:value="2.9168801308" calcext:value-type="float">
            <text:p>2.9168801308</text:p>
          </table:table-cell>
          <table:table-cell office:value-type="float" office:value="2.91688032941" calcext:value-type="float">
            <text:p>2.9168803294</text:p>
          </table:table-cell>
          <table:table-cell office:value-type="float" office:value="-0.000000198610000001764" calcext:value-type="float">
            <text:p>-1.98610000001764E-07</text:p>
          </table:table-cell>
          <table:table-cell office:value-type="float" office:value="0.036998082" calcext:value-type="float">
            <text:p>0.036998082</text:p>
          </table:table-cell>
          <table:table-cell office:value-type="float" office:value="0.036998085715" calcext:value-type="float">
            <text:p>0.0369980857</text:p>
          </table:table-cell>
          <table:table-cell office:value-type="float" office:value="-0.00000000371499999513025" calcext:value-type="float">
            <text:p>-3.71499999513025E-09</text:p>
          </table:table-cell>
          <table:table-cell office:value-type="float" office:value="-0.0253668968" calcext:value-type="float">
            <text:p>-0.0253668968</text:p>
          </table:table-cell>
          <table:table-cell office:value-type="float" office:value="-0.0253668972029" calcext:value-type="float">
            <text:p>-0.0253668972</text:p>
          </table:table-cell>
          <table:table-cell office:value-type="float" office:value="0.000000000402900001555961" calcext:value-type="float">
            <text:p>4.02900001555961E-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164.0921173096" calcext:value-type="float">
            <text:p>164.0921173096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0.00000102860002471061" calcext:value-type="float">
            <text:p>1.02860002471061E-06</text:p>
          </table:table-cell>
          <table:table-cell office:value-type="float" office:value="-90.838508606" calcext:value-type="float">
            <text:p>-90.838508606</text:p>
          </table:table-cell>
          <table:table-cell office:value-type="float" office:value="-90.8385093168" calcext:value-type="float">
            <text:p>-90.8385093168</text:p>
          </table:table-cell>
          <table:table-cell office:value-type="float" office:value="0.00000071079999486301" calcext:value-type="float">
            <text:p>7.1079999486301E-07</text:p>
          </table:table-cell>
          <table:table-cell office:value-type="float" office:value="3.2812922001" calcext:value-type="float">
            <text:p>3.2812922001</text:p>
          </table:table-cell>
          <table:table-cell office:value-type="float" office:value="3.28129240583" calcext:value-type="float">
            <text:p>3.2812924058</text:p>
          </table:table-cell>
          <table:table-cell office:value-type="float" office:value="-0.000000205730000146787" calcext:value-type="float">
            <text:p>-2.05730000146787E-07</text:p>
          </table:table-cell>
          <table:table-cell office:value-type="float" office:value="0.0520269871" calcext:value-type="float">
            <text:p>0.0520269871</text:p>
          </table:table-cell>
          <table:table-cell office:value-type="float" office:value="0.0520269886962" calcext:value-type="float">
            <text:p>0.0520269887</text:p>
          </table:table-cell>
          <table:table-cell office:value-type="float" office:value="-0.00000000159619999856586" calcext:value-type="float">
            <text:p>-1.59619999856586E-09</text:p>
          </table:table-cell>
          <table:table-cell office:value-type="float" office:value="-0.0317086205" calcext:value-type="float">
            <text:p>-0.0317086205</text:p>
          </table:table-cell>
          <table:table-cell office:value-type="float" office:value="-0.0317086215036" calcext:value-type="float">
            <text:p>-0.0317086215</text:p>
          </table:table-cell>
          <table:table-cell office:value-type="float" office:value="0.0000000010036000017144" calcext:value-type="float">
            <text:p>0.0000000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182.3245697021" calcext:value-type="float">
            <text:p>182.3245697021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00000394389999769373" calcext:value-type="float">
            <text:p>-3.94389999769373E-06</text:p>
          </table:table-cell>
          <table:table-cell office:value-type="float" office:value="-109.0062103271" calcext:value-type="float">
            <text:p>-109.0062103271</text:p>
          </table:table-cell>
          <table:table-cell office:value-type="float" office:value="-109.00621118" calcext:value-type="float">
            <text:p>-109.00621118</text:p>
          </table:table-cell>
          <table:table-cell office:value-type="float" office:value="0.000000852899987080491" calcext:value-type="float">
            <text:p>8.52899987080491E-07</text:p>
          </table:table-cell>
          <table:table-cell office:value-type="float" office:value="3.6456115246" calcext:value-type="float">
            <text:p>3.6456115246</text:p>
          </table:table-cell>
          <table:table-cell office:value-type="float" office:value="3.64561162071" calcext:value-type="float">
            <text:p>3.6456116207</text:p>
          </table:table-cell>
          <table:table-cell office:value-type="float" office:value="-0.0000000961099999585713" calcext:value-type="float">
            <text:p>-9.61099999585713E-08</text:p>
          </table:table-cell>
          <table:table-cell office:value-type="float" office:value="0.0693667531" calcext:value-type="float">
            <text:p>0.0693667531</text:p>
          </table:table-cell>
          <table:table-cell office:value-type="float" office:value="0.0693667608864" calcext:value-type="float">
            <text:p>0.0693667609</text:p>
          </table:table-cell>
          <table:table-cell office:value-type="float" office:value="-0.0000000077863999969896" calcext:value-type="float">
            <text:p>-7.7863999969896E-09</text:p>
          </table:table-cell>
          <table:table-cell office:value-type="float" office:value="-0.0380503424" calcext:value-type="float">
            <text:p>-0.0380503424</text:p>
          </table:table-cell>
          <table:table-cell office:value-type="float" office:value="-0.0380503458043" calcext:value-type="float">
            <text:p>-0.0380503458</text:p>
          </table:table-cell>
          <table:table-cell office:value-type="float" office:value="0.00000000340430000161929" calcext:value-type="float">
            <text:p>3.40430000161929E-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200.5570373535" calcext:value-type="float">
            <text:p>200.5570373535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0.00000634349999018014" calcext:value-type="float">
            <text:p>6.34349999018014E-06</text:p>
          </table:table-cell>
          <table:table-cell office:value-type="float" office:value="-127.1739120483" calcext:value-type="float">
            <text:p>-127.1739120483</text:p>
          </table:table-cell>
          <table:table-cell office:value-type="float" office:value="-127.173913043" calcext:value-type="float">
            <text:p>-127.173913043</text:p>
          </table:table-cell>
          <table:table-cell office:value-type="float" office:value="0.000000994700002365789" calcext:value-type="float">
            <text:p>9.94700002365789E-07</text:p>
          </table:table-cell>
          <table:table-cell office:value-type="float" office:value="4.0098233223" calcext:value-type="float">
            <text:p>4.0098233223</text:p>
          </table:table-cell>
          <table:table-cell office:value-type="float" office:value="4.00982332037" calcext:value-type="float">
            <text:p>4.0098233204</text:p>
          </table:table-cell>
          <table:table-cell office:value-type="float" office:value="0.00000000193000015968892" calcext:value-type="float">
            <text:p>1.93000015968892E-09</text:p>
          </table:table-cell>
          <table:table-cell office:value-type="float" office:value="0.0890168026" calcext:value-type="float">
            <text:p>0.0890168026</text:p>
          </table:table-cell>
          <table:table-cell office:value-type="float" office:value="0.0890167979099" calcext:value-type="float">
            <text:p>0.0890167979</text:p>
          </table:table-cell>
          <table:table-cell office:value-type="float" office:value="0.00000000469010000281322" calcext:value-type="float">
            <text:p>4.69010000281322E-09</text:p>
          </table:table-cell>
          <table:table-cell office:value-type="float" office:value="-0.0443920717" calcext:value-type="float">
            <text:p>-0.0443920717</text:p>
          </table:table-cell>
          <table:table-cell office:value-type="float" office:value="-0.0443920701051" calcext:value-type="float">
            <text:p>-0.0443920701</text:p>
          </table:table-cell>
          <table:table-cell office:value-type="float" office:value="-0.00000000159490000373186" calcext:value-type="float">
            <text:p>-1.59490000373186E-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4.6973724365" calcext:value-type="float">
            <text:p>54.6973724365</text:p>
          </table:table-cell>
          <table:table-cell office:value-type="float" office:value="54.6973720938" calcext:value-type="float">
            <text:p>54.6973720938</text:p>
          </table:table-cell>
          <table:table-cell office:value-type="float" office:value="0.000000342699998157059" calcext:value-type="float">
            <text:p>3.42699998157059E-07</text:p>
          </table:table-cell>
          <table:table-cell office:value-type="float" office:value="54.5031051636" calcext:value-type="float">
            <text:p>54.5031051636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000000426500001537988" calcext:value-type="float">
            <text:p>-4.26500001537988E-07</text:p>
          </table:table-cell>
          <table:table-cell office:value-type="float" office:value="1.0938813686" calcext:value-type="float">
            <text:p>1.0938813686</text:p>
          </table:table-cell>
          <table:table-cell office:value-type="float" office:value="1.09388144938" calcext:value-type="float">
            <text:p>1.0938814494</text:p>
          </table:table-cell>
          <table:table-cell office:value-type="float" office:value="-0.000000080780000022429" calcext:value-type="float">
            <text:p>-8.0780000022429E-08</text:p>
          </table:table-cell>
          <table:table-cell office:value-type="float" office:value="-0.0104059549" calcext:value-type="float">
            <text:p>-0.0104059549</text:p>
          </table:table-cell>
          <table:table-cell office:value-type="float" office:value="-0.0104059557322" calcext:value-type="float">
            <text:p>-0.0104059557</text:p>
          </table:table-cell>
          <table:table-cell office:value-type="float" office:value="0.000000000832199999883931" calcext:value-type="float">
            <text:p>8.32199999883931E-10</text:p>
          </table:table-cell>
          <table:table-cell office:value-type="float" office:value="0.0190251712" calcext:value-type="float">
            <text:p>0.0190251712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00000170219999900967" calcext:value-type="float">
            <text:p>-1.70219999900967E-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2.9298248291" calcext:value-type="float">
            <text:p>72.9298248291</text:p>
          </table:table-cell>
          <table:table-cell office:value-type="float" office:value="72.9298294583" calcext:value-type="float">
            <text:p>72.9298294583</text:p>
          </table:table-cell>
          <table:table-cell office:value-type="float" office:value="-0.00000462920000643408" calcext:value-type="float">
            <text:p>-4.62920000643408E-06</text:p>
          </table:table-cell>
          <table:table-cell office:value-type="float" office:value="36.3354034424" calcext:value-type="float">
            <text:p>36.3354034424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000000284300000430449" calcext:value-type="float">
            <text:p>-2.84300000430449E-07</text:p>
          </table:table-cell>
          <table:table-cell office:value-type="float" office:value="1.4585573673" calcext:value-type="float">
            <text:p>1.4585573673</text:p>
          </table:table-cell>
          <table:table-cell office:value-type="float" office:value="1.45855748211" calcext:value-type="float">
            <text:p>1.4585574821</text:p>
          </table:table-cell>
          <table:table-cell office:value-type="float" office:value="-0.000000114809999951504" calcext:value-type="float">
            <text:p>-1.14809999951504E-07</text:p>
          </table:table-cell>
          <table:table-cell office:value-type="float" office:value="-0.0092498921" calcext:value-type="float">
            <text:p>-0.0092498921</text:p>
          </table:table-cell>
          <table:table-cell office:value-type="float" office:value="-0.00924989343105" calcext:value-type="float">
            <text:p>-0.0092498934</text:p>
          </table:table-cell>
          <table:table-cell office:value-type="float" office:value="0.00000000133104999938682" calcext:value-type="float">
            <text:p>1.33104999938682E-09</text:p>
          </table:table-cell>
          <table:table-cell office:value-type="float" office:value="0.0126834484" calcext:value-type="float">
            <text:p>0.0126834484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000000201399999108509" calcext:value-type="float">
            <text:p>-2.01399999108509E-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1.1622848511" calcext:value-type="float">
            <text:p>91.1622848511</text:p>
          </table:table-cell>
          <table:table-cell office:value-type="float" office:value="91.1622868229" calcext:value-type="float">
            <text:p>91.1622868229</text:p>
          </table:table-cell>
          <table:table-cell office:value-type="float" office:value="-0.00000197180000327535" calcext:value-type="float">
            <text:p>-1.97180000327535E-06</text:p>
          </table:table-cell>
          <table:table-cell office:value-type="float" office:value="18.1677017212" calcext:value-type="float">
            <text:p>18.1677017212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00000014220000110754" calcext:value-type="float">
            <text:p>-1.4220000110754E-07</text:p>
          </table:table-cell>
          <table:table-cell office:value-type="float" office:value="1.823233366" calcext:value-type="float">
            <text:p>1.823233366</text:p>
          </table:table-cell>
          <table:table-cell office:value-type="float" office:value="1.82323351543" calcext:value-type="float">
            <text:p>1.8232335154</text:p>
          </table:table-cell>
          <table:table-cell office:value-type="float" office:value="-0.000000149429999929396" calcext:value-type="float">
            <text:p>-1.49429999929396E-07</text:p>
          </table:table-cell>
          <table:table-cell office:value-type="float" office:value="-0.0057812412" calcext:value-type="float">
            <text:p>-0.0057812412</text:p>
          </table:table-cell>
          <table:table-cell office:value-type="float" office:value="-0.00578124152093" calcext:value-type="float">
            <text:p>-0.0057812415</text:p>
          </table:table-cell>
          <table:table-cell office:value-type="float" office:value="0.000000000320929999589326" calcext:value-type="float">
            <text:p>3.20929999589326E-10</text:p>
          </table:table-cell>
          <table:table-cell office:value-type="float" office:value="0.0063417242" calcext:value-type="float">
            <text:p>0.0063417242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00000100720000048571" calcext:value-type="float">
            <text:p>-1.00720000048571E-10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09.394744873" calcext:value-type="float">
            <text:p>109.394744873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0.000000684999989175594" calcext:value-type="float">
            <text:p>0.000000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78948212" calcext:value-type="float">
            <text:p>2.1878948212</text:p>
          </table:table-cell>
          <table:table-cell office:value-type="float" office:value="2.18789488375" calcext:value-type="float">
            <text:p>2.1878948838</text:p>
          </table:table-cell>
          <table:table-cell office:value-type="float" office:value="-0.0000000625499998463397" calcext:value-type="float">
            <text:p>-6.25499998463397E-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27.6271972656" calcext:value-type="float">
            <text:p>127.6271972656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00000428639999938696" calcext:value-type="float">
            <text:p>-4.28639999938696E-06</text:p>
          </table:table-cell>
          <table:table-cell office:value-type="float" office:value="-18.1677017212" calcext:value-type="float">
            <text:p>-18.1677017212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00000014220000110754" calcext:value-type="float">
            <text:p>1.4220000110754E-07</text:p>
          </table:table-cell>
          <table:table-cell office:value-type="float" office:value="2.5525267124" calcext:value-type="float">
            <text:p>2.5525267124</text:p>
          </table:table-cell>
          <table:table-cell office:value-type="float" office:value="2.5525269216" calcext:value-type="float">
            <text:p>2.5525269216</text:p>
          </table:table-cell>
          <table:table-cell office:value-type="float" office:value="-0.000000209199999989806" calcext:value-type="float">
            <text:p>-2.09199999989806E-07</text:p>
          </table:table-cell>
          <table:table-cell office:value-type="float" office:value="0.0080937371" calcext:value-type="float">
            <text:p>0.0080937371</text:p>
          </table:table-cell>
          <table:table-cell office:value-type="float" office:value="0.0080937381293" calcext:value-type="float">
            <text:p>0.0080937381</text:p>
          </table:table-cell>
          <table:table-cell office:value-type="float" office:value="-0.00000000102929999939994" calcext:value-type="float">
            <text:p>-0.000000001</text:p>
          </table:table-cell>
          <table:table-cell office:value-type="float" office:value="-0.0063417242" calcext:value-type="float">
            <text:p>-0.0063417242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00000100720000048571" calcext:value-type="float">
            <text:p>1.00720000048571E-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45.8596496582" calcext:value-type="float">
            <text:p>145.8596496582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00000925879999158497" calcext:value-type="float">
            <text:p>-9.25879999158497E-06</text:p>
          </table:table-cell>
          <table:table-cell office:value-type="float" office:value="-36.3354034424" calcext:value-type="float">
            <text:p>-36.3354034424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000000284300000430449" calcext:value-type="float">
            <text:p>2.84300000430449E-07</text:p>
          </table:table-cell>
          <table:table-cell office:value-type="float" office:value="2.9171147346" calcext:value-type="float">
            <text:p>2.9171147346</text:p>
          </table:table-cell>
          <table:table-cell office:value-type="float" office:value="2.91711496422" calcext:value-type="float">
            <text:p>2.9171149642</text:p>
          </table:table-cell>
          <table:table-cell office:value-type="float" office:value="-0.000000229619999903008" calcext:value-type="float">
            <text:p>-2.29619999903008E-07</text:p>
          </table:table-cell>
          <table:table-cell office:value-type="float" office:value="0.0184997842" calcext:value-type="float">
            <text:p>0.0184997842</text:p>
          </table:table-cell>
          <table:table-cell office:value-type="float" office:value="0.0184997868621" calcext:value-type="float">
            <text:p>0.0184997869</text:p>
          </table:table-cell>
          <table:table-cell office:value-type="float" office:value="-0.00000000266209999877365" calcext:value-type="float">
            <text:p>-2.66209999877365E-09</text:p>
          </table:table-cell>
          <table:table-cell office:value-type="float" office:value="-0.0126834484" calcext:value-type="float">
            <text:p>-0.0126834484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000000201399999108509" calcext:value-type="float">
            <text:p>2.01399999108509E-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164.0921173096" calcext:value-type="float">
            <text:p>164.0921173096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0.00000102860002471061" calcext:value-type="float">
            <text:p>1.02860002471061E-06</text:p>
          </table:table-cell>
          <table:table-cell office:value-type="float" office:value="-54.5031051636" calcext:value-type="float">
            <text:p>-54.5031051636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000000426500001537988" calcext:value-type="float">
            <text:p>4.26500001537988E-07</text:p>
          </table:table-cell>
          <table:table-cell office:value-type="float" office:value="3.2816443443" calcext:value-type="float">
            <text:p>3.2816443443</text:p>
          </table:table-cell>
          <table:table-cell office:value-type="float" office:value="3.28164434813" calcext:value-type="float">
            <text:p>3.2816443481</text:p>
          </table:table-cell>
          <table:table-cell office:value-type="float" office:value="-0.00000000382999987280641" calcext:value-type="float">
            <text:p>-3.82999987280641E-09</text:p>
          </table:table-cell>
          <table:table-cell office:value-type="float" office:value="0.0312178638" calcext:value-type="float">
            <text:p>0.0312178638</text:p>
          </table:table-cell>
          <table:table-cell office:value-type="float" office:value="0.0312178671966" calcext:value-type="float">
            <text:p>0.0312178672</text:p>
          </table:table-cell>
          <table:table-cell office:value-type="float" office:value="-0.00000000339660000125974" calcext:value-type="float">
            <text:p>-3.39660000125974E-09</text:p>
          </table:table-cell>
          <table:table-cell office:value-type="float" office:value="-0.0190251712" calcext:value-type="float">
            <text:p>-0.0190251712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00000170219999900967" calcext:value-type="float">
            <text:p>1.70219999900967E-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office:value-type="float" office:value="182.3245697021" calcext:value-type="float">
            <text:p>182.3245697021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00000394389999769373" calcext:value-type="float">
            <text:p>-3.94389999769373E-06</text:p>
          </table:table-cell>
          <table:table-cell office:value-type="float" office:value="-72.6708068848" calcext:value-type="float">
            <text:p>-72.6708068848</text:p>
          </table:table-cell>
          <table:table-cell office:value-type="float" office:value="-72.6708074534" calcext:value-type="float">
            <text:p>-72.6708074534</text:p>
          </table:table-cell>
          <table:table-cell office:value-type="float" office:value="0.000000568600000860897" calcext:value-type="float">
            <text:p>5.68600000860897E-07</text:p>
          </table:table-cell>
          <table:table-cell office:value-type="float" office:value="3.6461002827" calcext:value-type="float">
            <text:p>3.6461002827</text:p>
          </table:table-cell>
          <table:table-cell office:value-type="float" office:value="3.64610041176" calcext:value-type="float">
            <text:p>3.6461004118</text:p>
          </table:table-cell>
          <table:table-cell office:value-type="float" office:value="-0.000000129060000020331" calcext:value-type="float">
            <text:p>-1.29060000020331E-07</text:p>
          </table:table-cell>
          <table:table-cell office:value-type="float" office:value="0.0462476052" calcext:value-type="float">
            <text:p>0.0462476052</text:p>
          </table:table-cell>
          <table:table-cell office:value-type="float" office:value="0.0462476071437" calcext:value-type="float">
            <text:p>0.0462476071</text:p>
          </table:table-cell>
          <table:table-cell office:value-type="float" office:value="-0.00000000194369999956256" calcext:value-type="float">
            <text:p>-1.94369999956256E-09</text:p>
          </table:table-cell>
          <table:table-cell office:value-type="float" office:value="-0.0253668968" calcext:value-type="float">
            <text:p>-0.0253668968</text:p>
          </table:table-cell>
          <table:table-cell office:value-type="float" office:value="-0.0253668972029" calcext:value-type="float">
            <text:p>-0.0253668972</text:p>
          </table:table-cell>
          <table:table-cell office:value-type="float" office:value="0.000000000402900001555961" calcext:value-type="float">
            <text:p>4.02900001555961E-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200.5570373535" calcext:value-type="float">
            <text:p>200.5570373535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0.00000634349999018014" calcext:value-type="float">
            <text:p>6.34349999018014E-06</text:p>
          </table:table-cell>
          <table:table-cell office:value-type="float" office:value="-90.838508606" calcext:value-type="float">
            <text:p>-90.838508606</text:p>
          </table:table-cell>
          <table:table-cell office:value-type="float" office:value="-90.8385093168" calcext:value-type="float">
            <text:p>-90.8385093168</text:p>
          </table:table-cell>
          <table:table-cell office:value-type="float" office:value="0.00000071079999486301" calcext:value-type="float">
            <text:p>7.1079999486301E-07</text:p>
          </table:table-cell>
          <table:table-cell office:value-type="float" office:value="4.010468483" calcext:value-type="float">
            <text:p>4.010468483</text:p>
          </table:table-cell>
          <table:table-cell office:value-type="float" office:value="4.01046849602" calcext:value-type="float">
            <text:p>4.010468496</text:p>
          </table:table-cell>
          <table:table-cell office:value-type="float" office:value="-0.0000000130199993009228" calcext:value-type="float">
            <text:p>-0.000000013</text:p>
          </table:table-cell>
          <table:table-cell office:value-type="float" office:value="0.0635885447" calcext:value-type="float">
            <text:p>0.0635885447</text:p>
          </table:table-cell>
          <table:table-cell office:value-type="float" office:value="0.0635885417398" calcext:value-type="float">
            <text:p>0.0635885417</text:p>
          </table:table-cell>
          <table:table-cell office:value-type="float" office:value="0.0000000029602000017892" calcext:value-type="float">
            <text:p>0.000000003</text:p>
          </table:table-cell>
          <table:table-cell office:value-type="float" office:value="-0.0317086205" calcext:value-type="float">
            <text:p>-0.0317086205</text:p>
          </table:table-cell>
          <table:table-cell office:value-type="float" office:value="-0.0317086215036" calcext:value-type="float">
            <text:p>-0.0317086215</text:p>
          </table:table-cell>
          <table:table-cell office:value-type="float" office:value="0.0000000010036000017144" calcext:value-type="float">
            <text:p>0.0000000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218.7894897461" calcext:value-type="float">
            <text:p>218.7894897461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0.00000137110001219298" calcext:value-type="float">
            <text:p>1.37110001219298E-06</text:p>
          </table:table-cell>
          <table:table-cell office:value-type="float" office:value="-109.0062103271" calcext:value-type="float">
            <text:p>-109.0062103271</text:p>
          </table:table-cell>
          <table:table-cell office:value-type="float" office:value="-109.00621118" calcext:value-type="float">
            <text:p>-109.00621118</text:p>
          </table:table-cell>
          <table:table-cell office:value-type="float" office:value="0.000000852899987080491" calcext:value-type="float">
            <text:p>8.52899987080491E-07</text:p>
          </table:table-cell>
          <table:table-cell office:value-type="float" office:value="4.3747339249" calcext:value-type="float">
            <text:p>4.3747339249</text:p>
          </table:table-cell>
          <table:table-cell office:value-type="float" office:value="4.37473394485" calcext:value-type="float">
            <text:p>4.3747339449</text:p>
          </table:table-cell>
          <table:table-cell office:value-type="float" office:value="-0.0000000199499998743136" calcext:value-type="float">
            <text:p>-1.99499998743136E-08</text:p>
          </table:table-cell>
          <table:table-cell office:value-type="float" office:value="0.0832401067" calcext:value-type="float">
            <text:p>0.0832401067</text:p>
          </table:table-cell>
          <table:table-cell office:value-type="float" office:value="0.0832401130636" calcext:value-type="float">
            <text:p>0.0832401131</text:p>
          </table:table-cell>
          <table:table-cell office:value-type="float" office:value="-0.00000000636360000805247" calcext:value-type="float">
            <text:p>-6.36360000805247E-09</text:p>
          </table:table-cell>
          <table:table-cell office:value-type="float" office:value="-0.0380503424" calcext:value-type="float">
            <text:p>-0.0380503424</text:p>
          </table:table-cell>
          <table:table-cell office:value-type="float" office:value="-0.0380503458043" calcext:value-type="float">
            <text:p>-0.0380503458</text:p>
          </table:table-cell>
          <table:table-cell office:value-type="float" office:value="0.00000000340430000161929" calcext:value-type="float">
            <text:p>3.40430000161929E-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72.9298248291" calcext:value-type="float">
            <text:p>72.9298248291</text:p>
          </table:table-cell>
          <table:table-cell office:value-type="float" office:value="72.9298294583" calcext:value-type="float">
            <text:p>72.9298294583</text:p>
          </table:table-cell>
          <table:table-cell office:value-type="float" office:value="-0.00000462920000643408" calcext:value-type="float">
            <text:p>-4.62920000643408E-06</text:p>
          </table:table-cell>
          <table:table-cell office:value-type="float" office:value="72.6708068848" calcext:value-type="float">
            <text:p>72.6708068848</text:p>
          </table:table-cell>
          <table:table-cell office:value-type="float" office:value="72.6708074534" calcext:value-type="float">
            <text:p>72.6708074534</text:p>
          </table:table-cell>
          <table:table-cell office:value-type="float" office:value="-0.000000568600000860897" calcext:value-type="float">
            <text:p>-5.68600000860897E-07</text:p>
          </table:table-cell>
          <table:table-cell office:value-type="float" office:value="1.4584400654" calcext:value-type="float">
            <text:p>1.4584400654</text:p>
          </table:table-cell>
          <table:table-cell office:value-type="float" office:value="1.45844016471" calcext:value-type="float">
            <text:p>1.4584401647</text:p>
          </table:table-cell>
          <table:table-cell office:value-type="float" office:value="-0.0000000993100000012959" calcext:value-type="float">
            <text:p>-9.93100000012959E-08</text:p>
          </table:table-cell>
          <table:table-cell office:value-type="float" office:value="-0.018499041" calcext:value-type="float">
            <text:p>-0.018499041</text:p>
          </table:table-cell>
          <table:table-cell office:value-type="float" office:value="-0.0184990428575" calcext:value-type="float">
            <text:p>-0.0184990429</text:p>
          </table:table-cell>
          <table:table-cell office:value-type="float" office:value="0.00000000185749999756513" calcext:value-type="float">
            <text:p>1.85749999756513E-09</text:p>
          </table:table-cell>
          <table:table-cell office:value-type="float" office:value="0.0253668968" calcext:value-type="float">
            <text:p>0.0253668968</text:p>
          </table:table-cell>
          <table:table-cell office:value-type="float" office:value="0.0253668972029" calcext:value-type="float">
            <text:p>0.0253668972</text:p>
          </table:table-cell>
          <table:table-cell office:value-type="float" office:value="-0.000000000402900001555961" calcext:value-type="float">
            <text:p>-4.02900001555961E-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91.1622848511" calcext:value-type="float">
            <text:p>91.1622848511</text:p>
          </table:table-cell>
          <table:table-cell office:value-type="float" office:value="91.1622868229" calcext:value-type="float">
            <text:p>91.1622868229</text:p>
          </table:table-cell>
          <table:table-cell office:value-type="float" office:value="-0.00000197180000327535" calcext:value-type="float">
            <text:p>-1.97180000327535E-06</text:p>
          </table:table-cell>
          <table:table-cell office:value-type="float" office:value="54.5031051636" calcext:value-type="float">
            <text:p>54.5031051636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000000426500001537988" calcext:value-type="float">
            <text:p>-4.26500001537988E-07</text:p>
          </table:table-cell>
          <table:table-cell office:value-type="float" office:value="1.8231356144" calcext:value-type="float">
            <text:p>1.8231356144</text:p>
          </table:table-cell>
          <table:table-cell office:value-type="float" office:value="1.82313574896" calcext:value-type="float">
            <text:p>1.823135749</text:p>
          </table:table-cell>
          <table:table-cell office:value-type="float" office:value="-0.000000134560000031314" calcext:value-type="float">
            <text:p>-1.34560000031314E-07</text:p>
          </table:table-cell>
          <table:table-cell office:value-type="float" office:value="-0.0173432566" calcext:value-type="float">
            <text:p>-0.0173432566</text:p>
          </table:table-cell>
          <table:table-cell office:value-type="float" office:value="-0.0173432595537" calcext:value-type="float">
            <text:p>-0.0173432596</text:p>
          </table:table-cell>
          <table:table-cell office:value-type="float" office:value="0.00000000295369999986361" calcext:value-type="float">
            <text:p>0.000000003</text:p>
          </table:table-cell>
          <table:table-cell office:value-type="float" office:value="0.0190251712" calcext:value-type="float">
            <text:p>0.0190251712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00000170219999900967" calcext:value-type="float">
            <text:p>-1.70219999900967E-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09.394744873" calcext:value-type="float">
            <text:p>109.394744873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0.000000684999989175594" calcext:value-type="float">
            <text:p>0.000000685</text:p>
          </table:table-cell>
          <table:table-cell office:value-type="float" office:value="36.3354034424" calcext:value-type="float">
            <text:p>36.3354034424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000000284300000430449" calcext:value-type="float">
            <text:p>-2.84300000430449E-07</text:p>
          </table:table-cell>
          <table:table-cell office:value-type="float" office:value="2.1878361702" calcext:value-type="float">
            <text:p>2.1878361702</text:p>
          </table:table-cell>
          <table:table-cell office:value-type="float" office:value="2.18783622316" calcext:value-type="float">
            <text:p>2.1878362232</text:p>
          </table:table-cell>
          <table:table-cell office:value-type="float" office:value="-0.000000052959999941038" calcext:value-type="float">
            <text:p>-0.000000053</text:p>
          </table:table-cell>
          <table:table-cell office:value-type="float" office:value="-0.0138748391" calcext:value-type="float">
            <text:p>-0.0138748391</text:p>
          </table:table-cell>
          <table:table-cell office:value-type="float" office:value="-0.0138748401466" calcext:value-type="float">
            <text:p>-0.0138748401</text:p>
          </table:table-cell>
          <table:table-cell office:value-type="float" office:value="0.0000000010466000011089" calcext:value-type="float">
            <text:p>0.000000001</text:p>
          </table:table-cell>
          <table:table-cell office:value-type="float" office:value="0.0126834484" calcext:value-type="float">
            <text:p>0.0126834484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000000201399999108509" calcext:value-type="float">
            <text:p>-2.01399999108509E-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27.6271972656" calcext:value-type="float">
            <text:p>127.6271972656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00000428639999938696" calcext:value-type="float">
            <text:p>-4.28639999938696E-06</text:p>
          </table:table-cell>
          <table:table-cell office:value-type="float" office:value="18.1677017212" calcext:value-type="float">
            <text:p>18.1677017212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00000014220000110754" calcext:value-type="float">
            <text:p>-1.4220000110754E-07</text:p>
          </table:table-cell>
          <table:table-cell office:value-type="float" office:value="2.5525267124" calcext:value-type="float">
            <text:p>2.5525267124</text:p>
          </table:table-cell>
          <table:table-cell office:value-type="float" office:value="2.5525269216" calcext:value-type="float">
            <text:p>2.5525269216</text:p>
          </table:table-cell>
          <table:table-cell office:value-type="float" office:value="-0.000000209199999989806" calcext:value-type="float">
            <text:p>-2.09199999989806E-07</text:p>
          </table:table-cell>
          <table:table-cell office:value-type="float" office:value="-0.0080937371" calcext:value-type="float">
            <text:p>-0.0080937371</text:p>
          </table:table-cell>
          <table:table-cell office:value-type="float" office:value="-0.0080937381293" calcext:value-type="float">
            <text:p>-0.0080937381</text:p>
          </table:table-cell>
          <table:table-cell office:value-type="float" office:value="0.00000000102929999939994" calcext:value-type="float">
            <text:p>0.000000001</text:p>
          </table:table-cell>
          <table:table-cell office:value-type="float" office:value="0.0063417242" calcext:value-type="float">
            <text:p>0.0063417242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00000100720000048571" calcext:value-type="float">
            <text:p>-1.00720000048571E-10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145.8596496582" calcext:value-type="float">
            <text:p>145.8596496582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00000925879999158497" calcext:value-type="float">
            <text:p>-9.25879999158497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171929359" calcext:value-type="float">
            <text:p>2.9171929359</text:p>
          </table:table-cell>
          <table:table-cell office:value-type="float" office:value="2.91719317833" calcext:value-type="float">
            <text:p>2.9171931783</text:p>
          </table:table-cell>
          <table:table-cell office:value-type="float" office:value="-0.000000242429999630644" calcext:value-type="float">
            <text:p>-2.42429999630644E-0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64.0921173096" calcext:value-type="float">
            <text:p>164.0921173096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0.00000102860002471061" calcext:value-type="float">
            <text:p>1.02860002471061E-06</text:p>
          </table:table-cell>
          <table:table-cell office:value-type="float" office:value="-18.1677017212" calcext:value-type="float">
            <text:p>-18.1677017212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00000014220000110754" calcext:value-type="float">
            <text:p>1.4220000110754E-07</text:p>
          </table:table-cell>
          <table:table-cell office:value-type="float" office:value="3.2818202972" calcext:value-type="float">
            <text:p>3.2818202972</text:p>
          </table:table-cell>
          <table:table-cell office:value-type="float" office:value="3.28182032777" calcext:value-type="float">
            <text:p>3.2818203278</text:p>
          </table:table-cell>
          <table:table-cell office:value-type="float" office:value="-0.0000000305700003089271" calcext:value-type="float">
            <text:p>-3.05700003089271E-08</text:p>
          </table:table-cell>
          <table:table-cell office:value-type="float" office:value="0.0104062343" calcext:value-type="float">
            <text:p>0.0104062343</text:p>
          </table:table-cell>
          <table:table-cell office:value-type="float" office:value="0.0104062347377" calcext:value-type="float">
            <text:p>0.0104062347</text:p>
          </table:table-cell>
          <table:table-cell office:value-type="float" office:value="-0.000000000437699999508712" calcext:value-type="float">
            <text:p>-4.37699999508712E-10</text:p>
          </table:table-cell>
          <table:table-cell office:value-type="float" office:value="-0.0063417242" calcext:value-type="float">
            <text:p>-0.0063417242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00000100720000048571" calcext:value-type="float">
            <text:p>1.00720000048571E-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182.3245697021" calcext:value-type="float">
            <text:p>182.3245697021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00000394389999769373" calcext:value-type="float">
            <text:p>-3.94389999769373E-06</text:p>
          </table:table-cell>
          <table:table-cell office:value-type="float" office:value="-36.3354034424" calcext:value-type="float">
            <text:p>-36.3354034424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000000284300000430449" calcext:value-type="float">
            <text:p>2.84300000430449E-07</text:p>
          </table:table-cell>
          <table:table-cell office:value-type="float" office:value="3.6463935375" calcext:value-type="float">
            <text:p>3.6463935375</text:p>
          </table:table-cell>
          <table:table-cell office:value-type="float" office:value="3.64639370527" calcext:value-type="float">
            <text:p>3.6463937053</text:p>
          </table:table-cell>
          <table:table-cell office:value-type="float" office:value="-0.000000167770000114587" calcext:value-type="float">
            <text:p>-1.67770000114587E-07</text:p>
          </table:table-cell>
          <table:table-cell office:value-type="float" office:value="0.0231247321" calcext:value-type="float">
            <text:p>0.0231247321</text:p>
          </table:table-cell>
          <table:table-cell office:value-type="float" office:value="0.0231247335776" calcext:value-type="float">
            <text:p>0.0231247336</text:p>
          </table:table-cell>
          <table:table-cell office:value-type="float" office:value="-0.00000000147760000068775" calcext:value-type="float">
            <text:p>-1.47760000068775E-09</text:p>
          </table:table-cell>
          <table:table-cell office:value-type="float" office:value="-0.0126834484" calcext:value-type="float">
            <text:p>-0.0126834484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000000201399999108509" calcext:value-type="float">
            <text:p>2.01399999108509E-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office:value-type="float" office:value="200.5570373535" calcext:value-type="float">
            <text:p>200.5570373535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0.00000634349999018014" calcext:value-type="float">
            <text:p>6.34349999018014E-06</text:p>
          </table:table-cell>
          <table:table-cell office:value-type="float" office:value="-54.5031051636" calcext:value-type="float">
            <text:p>-54.5031051636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000000426500001537988" calcext:value-type="float">
            <text:p>4.26500001537988E-07</text:p>
          </table:table-cell>
          <table:table-cell office:value-type="float" office:value="4.0108990669" calcext:value-type="float">
            <text:p>4.0108990669</text:p>
          </table:table-cell>
          <table:table-cell office:value-type="float" office:value="4.01089864771" calcext:value-type="float">
            <text:p>4.0108986477</text:p>
          </table:table-cell>
          <table:table-cell office:value-type="float" office:value="0.000000419190000044978" calcext:value-type="float">
            <text:p>4.19190000044978E-07</text:p>
          </table:table-cell>
          <table:table-cell office:value-type="float" office:value="0.0381551683" calcext:value-type="float">
            <text:p>0.0381551683</text:p>
          </table:table-cell>
          <table:table-cell office:value-type="float" office:value="0.0381551710181" calcext:value-type="float">
            <text:p>0.038155171</text:p>
          </table:table-cell>
          <table:table-cell office:value-type="float" office:value="-0.00000000271810000201933" calcext:value-type="float">
            <text:p>-2.71810000201933E-09</text:p>
          </table:table-cell>
          <table:table-cell office:value-type="float" office:value="-0.0190251712" calcext:value-type="float">
            <text:p>-0.0190251712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00000170219999900967" calcext:value-type="float">
            <text:p>1.70219999900967E-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218.7894897461" calcext:value-type="float">
            <text:p>218.7894897461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0.00000137110001219298" calcext:value-type="float">
            <text:p>1.37110001219298E-06</text:p>
          </table:table-cell>
          <table:table-cell office:value-type="float" office:value="-72.6708068848" calcext:value-type="float">
            <text:p>-72.6708068848</text:p>
          </table:table-cell>
          <table:table-cell office:value-type="float" office:value="-72.6708074534" calcext:value-type="float">
            <text:p>-72.6708074534</text:p>
          </table:table-cell>
          <table:table-cell office:value-type="float" office:value="0.000000568600000860897" calcext:value-type="float">
            <text:p>5.68600000860897E-07</text:p>
          </table:table-cell>
          <table:table-cell office:value-type="float" office:value="4.3753204346" calcext:value-type="float">
            <text:p>4.3753204346</text:p>
          </table:table-cell>
          <table:table-cell office:value-type="float" office:value="4.37532049412" calcext:value-type="float">
            <text:p>4.3753204941</text:p>
          </table:table-cell>
          <table:table-cell office:value-type="float" office:value="-0.0000000595200004838148" calcext:value-type="float">
            <text:p>-5.95200004838148E-08</text:p>
          </table:table-cell>
          <table:table-cell office:value-type="float" office:value="0.0554971248" calcext:value-type="float">
            <text:p>0.0554971248</text:p>
          </table:table-cell>
          <table:table-cell office:value-type="float" office:value="0.0554971285725" calcext:value-type="float">
            <text:p>0.0554971286</text:p>
          </table:table-cell>
          <table:table-cell office:value-type="float" office:value="-0.00000000377249999988782" calcext:value-type="float">
            <text:p>-3.77249999988782E-09</text:p>
          </table:table-cell>
          <table:table-cell office:value-type="float" office:value="-0.0253668968" calcext:value-type="float">
            <text:p>-0.0253668968</text:p>
          </table:table-cell>
          <table:table-cell office:value-type="float" office:value="-0.0253668972029" calcext:value-type="float">
            <text:p>-0.0253668972</text:p>
          </table:table-cell>
          <table:table-cell office:value-type="float" office:value="0.000000000402900001555961" calcext:value-type="float">
            <text:p>4.02900001555961E-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0" calcext:value-type="float">
            <text:p>270</text:p>
          </table:table-cell>
          <table:table-cell office:value-type="float" office:value="237.0219421387" calcext:value-type="float">
            <text:p>237.0219421387</text:p>
          </table:table-cell>
          <table:table-cell office:value-type="float" office:value="237.02194574" calcext:value-type="float">
            <text:p>237.02194574</text:p>
          </table:table-cell>
          <table:table-cell office:value-type="float" office:value="-0.00000360129999421588" calcext:value-type="float">
            <text:p>-3.60129999421588E-06</text:p>
          </table:table-cell>
          <table:table-cell office:value-type="float" office:value="-90.838508606" calcext:value-type="float">
            <text:p>-90.838508606</text:p>
          </table:table-cell>
          <table:table-cell office:value-type="float" office:value="-90.8385093168" calcext:value-type="float">
            <text:p>-90.8385093168</text:p>
          </table:table-cell>
          <table:table-cell office:value-type="float" office:value="0.00000071079999486301" calcext:value-type="float">
            <text:p>7.1079999486301E-07</text:p>
          </table:table-cell>
          <table:table-cell office:value-type="float" office:value="4.7396445274" calcext:value-type="float">
            <text:p>4.7396445274</text:p>
          </table:table-cell>
          <table:table-cell office:value-type="float" office:value="4.7396445862" calcext:value-type="float">
            <text:p>4.7396445862</text:p>
          </table:table-cell>
          <table:table-cell office:value-type="float" office:value="-0.0000000587999995360633" calcext:value-type="float">
            <text:p>-5.87999995360633E-08</text:p>
          </table:table-cell>
          <table:table-cell office:value-type="float" office:value="0.0751500949" calcext:value-type="float">
            <text:p>0.0751500949</text:p>
          </table:table-cell>
          <table:table-cell office:value-type="float" office:value="0.0751500947834" calcext:value-type="float">
            <text:p>0.0751500948</text:p>
          </table:table-cell>
          <table:table-cell office:value-type="float" office:value="0.000000000116600007427081" calcext:value-type="float">
            <text:p>1.16600007427081E-10</text:p>
          </table:table-cell>
          <table:table-cell office:value-type="float" office:value="-0.0317086205" calcext:value-type="float">
            <text:p>-0.0317086205</text:p>
          </table:table-cell>
          <table:table-cell office:value-type="float" office:value="-0.0317086215036" calcext:value-type="float">
            <text:p>-0.0317086215</text:p>
          </table:table-cell>
          <table:table-cell office:value-type="float" office:value="0.0000000010036000017144" calcext:value-type="float">
            <text:p>0.00000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1.1622848511" calcext:value-type="float">
            <text:p>91.1622848511</text:p>
          </table:table-cell>
          <table:table-cell office:value-type="float" office:value="91.1622868229" calcext:value-type="float">
            <text:p>91.1622868229</text:p>
          </table:table-cell>
          <table:table-cell office:value-type="float" office:value="-0.00000197180000327535" calcext:value-type="float">
            <text:p>-1.97180000327535E-06</text:p>
          </table:table-cell>
          <table:table-cell office:value-type="float" office:value="90.838508606" calcext:value-type="float">
            <text:p>90.838508606</text:p>
          </table:table-cell>
          <table:table-cell office:value-type="float" office:value="90.8385093168" calcext:value-type="float">
            <text:p>90.8385093168</text:p>
          </table:table-cell>
          <table:table-cell office:value-type="float" office:value="-0.00000071079999486301" calcext:value-type="float">
            <text:p>-7.1079999486301E-07</text:p>
          </table:table-cell>
          <table:table-cell office:value-type="float" office:value="1.8229401112" calcext:value-type="float">
            <text:p>1.8229401112</text:p>
          </table:table-cell>
          <table:table-cell office:value-type="float" office:value="1.82294022546" calcext:value-type="float">
            <text:p>1.8229402255</text:p>
          </table:table-cell>
          <table:table-cell office:value-type="float" office:value="-0.000000114259999905997" calcext:value-type="float">
            <text:p>-1.14259999905997E-07</text:p>
          </table:table-cell>
          <table:table-cell office:value-type="float" office:value="-0.0289038811" calcext:value-type="float">
            <text:p>-0.0289038811</text:p>
          </table:table-cell>
          <table:table-cell office:value-type="float" office:value="-0.028903882609" calcext:value-type="float">
            <text:p>-0.0289038826</text:p>
          </table:table-cell>
          <table:table-cell office:value-type="float" office:value="0.00000000150899999787346" calcext:value-type="float">
            <text:p>1.50899999787346E-09</text:p>
          </table:table-cell>
          <table:table-cell office:value-type="float" office:value="0.0317086205" calcext:value-type="float">
            <text:p>0.0317086205</text:p>
          </table:table-cell>
          <table:table-cell office:value-type="float" office:value="0.0317086215036" calcext:value-type="float">
            <text:p>0.0317086215</text:p>
          </table:table-cell>
          <table:table-cell office:value-type="float" office:value="-0.0000000010036000017144" calcext:value-type="float">
            <text:p>-0.00000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109.394744873" calcext:value-type="float">
            <text:p>109.394744873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0.000000684999989175594" calcext:value-type="float">
            <text:p>0.000000685</text:p>
          </table:table-cell>
          <table:table-cell office:value-type="float" office:value="72.6708068848" calcext:value-type="float">
            <text:p>72.6708068848</text:p>
          </table:table-cell>
          <table:table-cell office:value-type="float" office:value="72.6708074534" calcext:value-type="float">
            <text:p>72.6708074534</text:p>
          </table:table-cell>
          <table:table-cell office:value-type="float" office:value="-0.000000568600000860897" calcext:value-type="float">
            <text:p>-5.68600000860897E-07</text:p>
          </table:table-cell>
          <table:table-cell office:value-type="float" office:value="2.1876602173" calcext:value-type="float">
            <text:p>2.1876602173</text:p>
          </table:table-cell>
          <table:table-cell office:value-type="float" office:value="2.18766024706" calcext:value-type="float">
            <text:p>2.1876602471</text:p>
          </table:table-cell>
          <table:table-cell office:value-type="float" office:value="-0.0000000297600002419074" calcext:value-type="float">
            <text:p>-2.97600002419074E-08</text:p>
          </table:table-cell>
          <table:table-cell office:value-type="float" office:value="-0.0277485624" calcext:value-type="float">
            <text:p>-0.0277485624</text:p>
          </table:table-cell>
          <table:table-cell office:value-type="float" office:value="-0.0277485642862" calcext:value-type="float">
            <text:p>-0.0277485643</text:p>
          </table:table-cell>
          <table:table-cell office:value-type="float" office:value="0.00000000188620000174389" calcext:value-type="float">
            <text:p>1.88620000174389E-09</text:p>
          </table:table-cell>
          <table:table-cell office:value-type="float" office:value="0.0253668968" calcext:value-type="float">
            <text:p>0.0253668968</text:p>
          </table:table-cell>
          <table:table-cell office:value-type="float" office:value="0.0253668972029" calcext:value-type="float">
            <text:p>0.0253668972</text:p>
          </table:table-cell>
          <table:table-cell office:value-type="float" office:value="-0.000000000402900001555961" calcext:value-type="float">
            <text:p>-4.02900001555961E-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27.6271972656" calcext:value-type="float">
            <text:p>127.6271972656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00000428639999938696" calcext:value-type="float">
            <text:p>-4.28639999938696E-06</text:p>
          </table:table-cell>
          <table:table-cell office:value-type="float" office:value="54.5031051636" calcext:value-type="float">
            <text:p>54.5031051636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000000426500001537988" calcext:value-type="float">
            <text:p>-4.26500001537988E-07</text:p>
          </table:table-cell>
          <table:table-cell office:value-type="float" office:value="2.5523898602" calcext:value-type="float">
            <text:p>2.5523898602</text:p>
          </table:table-cell>
          <table:table-cell office:value-type="float" office:value="2.55239004855" calcext:value-type="float">
            <text:p>2.5523900486</text:p>
          </table:table-cell>
          <table:table-cell office:value-type="float" office:value="-0.000000188350000041027" calcext:value-type="float">
            <text:p>-1.88350000041027E-07</text:p>
          </table:table-cell>
          <table:table-cell office:value-type="float" office:value="-0.0242805593" calcext:value-type="float">
            <text:p>-0.0242805593</text:p>
          </table:table-cell>
          <table:table-cell office:value-type="float" office:value="-0.0242805633752" calcext:value-type="float">
            <text:p>-0.0242805634</text:p>
          </table:table-cell>
          <table:table-cell office:value-type="float" office:value="0.00000000407520000036965" calcext:value-type="float">
            <text:p>4.07520000036965E-09</text:p>
          </table:table-cell>
          <table:table-cell office:value-type="float" office:value="0.0190251712" calcext:value-type="float">
            <text:p>0.0190251712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00000170219999900967" calcext:value-type="float">
            <text:p>-1.70219999900967E-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45.8596496582" calcext:value-type="float">
            <text:p>145.8596496582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00000925879999158497" calcext:value-type="float">
            <text:p>-9.25879999158497E-06</text:p>
          </table:table-cell>
          <table:table-cell office:value-type="float" office:value="36.3354034424" calcext:value-type="float">
            <text:p>36.3354034424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000000284300000430449" calcext:value-type="float">
            <text:p>-2.84300000430449E-07</text:p>
          </table:table-cell>
          <table:table-cell office:value-type="float" office:value="2.9171147346" calcext:value-type="float">
            <text:p>2.9171147346</text:p>
          </table:table-cell>
          <table:table-cell office:value-type="float" office:value="2.91711496422" calcext:value-type="float">
            <text:p>2.9171149642</text:p>
          </table:table-cell>
          <table:table-cell office:value-type="float" office:value="-0.000000229619999903008" calcext:value-type="float">
            <text:p>-2.29619999903008E-07</text:p>
          </table:table-cell>
          <table:table-cell office:value-type="float" office:value="-0.0184997842" calcext:value-type="float">
            <text:p>-0.0184997842</text:p>
          </table:table-cell>
          <table:table-cell office:value-type="float" office:value="-0.0184997868621" calcext:value-type="float">
            <text:p>-0.0184997869</text:p>
          </table:table-cell>
          <table:table-cell office:value-type="float" office:value="0.00000000266209999877365" calcext:value-type="float">
            <text:p>2.66209999877365E-09</text:p>
          </table:table-cell>
          <table:table-cell office:value-type="float" office:value="0.0126834484" calcext:value-type="float">
            <text:p>0.0126834484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000000201399999108509" calcext:value-type="float">
            <text:p>-2.01399999108509E-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64.0921173096" calcext:value-type="float">
            <text:p>164.0921173096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0.00000102860002471061" calcext:value-type="float">
            <text:p>1.02860002471061E-06</text:p>
          </table:table-cell>
          <table:table-cell office:value-type="float" office:value="18.1677017212" calcext:value-type="float">
            <text:p>18.1677017212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00000014220000110754" calcext:value-type="float">
            <text:p>-1.4220000110754E-07</text:p>
          </table:table-cell>
          <table:table-cell office:value-type="float" office:value="3.2818202972" calcext:value-type="float">
            <text:p>3.2818202972</text:p>
          </table:table-cell>
          <table:table-cell office:value-type="float" office:value="3.28182032777" calcext:value-type="float">
            <text:p>3.2818203278</text:p>
          </table:table-cell>
          <table:table-cell office:value-type="float" office:value="-0.0000000305700003089271" calcext:value-type="float">
            <text:p>-3.05700003089271E-08</text:p>
          </table:table-cell>
          <table:table-cell office:value-type="float" office:value="-0.0104062343" calcext:value-type="float">
            <text:p>-0.0104062343</text:p>
          </table:table-cell>
          <table:table-cell office:value-type="float" office:value="-0.0104062347377" calcext:value-type="float">
            <text:p>-0.0104062347</text:p>
          </table:table-cell>
          <table:table-cell office:value-type="float" office:value="0.000000000437699999508712" calcext:value-type="float">
            <text:p>4.37699999508712E-10</text:p>
          </table:table-cell>
          <table:table-cell office:value-type="float" office:value="0.0063417242" calcext:value-type="float">
            <text:p>0.0063417242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00000100720000048571" calcext:value-type="float">
            <text:p>-1.00720000048571E-10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182.3245697021" calcext:value-type="float">
            <text:p>182.3245697021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00000394389999769373" calcext:value-type="float">
            <text:p>-3.94389999769373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464912891" calcext:value-type="float">
            <text:p>3.6464912891</text:p>
          </table:table-cell>
          <table:table-cell office:value-type="float" office:value="3.64649147292" calcext:value-type="float">
            <text:p>3.6464914729</text:p>
          </table:table-cell>
          <table:table-cell office:value-type="float" office:value="-0.000000183820000110302" calcext:value-type="float">
            <text:p>-1.83820000110302E-0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00.5570373535" calcext:value-type="float">
            <text:p>200.5570373535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0.00000634349999018014" calcext:value-type="float">
            <text:p>6.34349999018014E-06</text:p>
          </table:table-cell>
          <table:table-cell office:value-type="float" office:value="-18.1677017212" calcext:value-type="float">
            <text:p>-18.1677017212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00000014220000110754" calcext:value-type="float">
            <text:p>1.4220000110754E-07</text:p>
          </table:table-cell>
          <table:table-cell office:value-type="float" office:value="4.0111141205" calcext:value-type="float">
            <text:p>4.0111141205</text:p>
          </table:table-cell>
          <table:table-cell office:value-type="float" office:value="4.01111373394" calcext:value-type="float">
            <text:p>4.0111137339</text:p>
          </table:table-cell>
          <table:table-cell office:value-type="float" office:value="0.000000386560000009695" calcext:value-type="float">
            <text:p>3.86560000009695E-07</text:p>
          </table:table-cell>
          <table:table-cell office:value-type="float" office:value="0.0127187315" calcext:value-type="float">
            <text:p>0.0127187315</text:p>
          </table:table-cell>
          <table:table-cell office:value-type="float" office:value="0.012718731346" calcext:value-type="float">
            <text:p>0.0127187313</text:p>
          </table:table-cell>
          <table:table-cell office:value-type="float" office:value="0.000000000154000000252008" calcext:value-type="float">
            <text:p>1.54000000252008E-10</text:p>
          </table:table-cell>
          <table:table-cell office:value-type="float" office:value="-0.0063417242" calcext:value-type="float">
            <text:p>-0.0063417242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00000100720000048571" calcext:value-type="float">
            <text:p>1.00720000048571E-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218.7894897461" calcext:value-type="float">
            <text:p>218.7894897461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0.00000137110001219298" calcext:value-type="float">
            <text:p>1.37110001219298E-06</text:p>
          </table:table-cell>
          <table:table-cell office:value-type="float" office:value="-36.3354034424" calcext:value-type="float">
            <text:p>-36.3354034424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000000284300000430449" calcext:value-type="float">
            <text:p>2.84300000430449E-07</text:p>
          </table:table-cell>
          <table:table-cell office:value-type="float" office:value="4.3756723404" calcext:value-type="float">
            <text:p>4.3756723404</text:p>
          </table:table-cell>
          <table:table-cell office:value-type="float" office:value="4.37567244632" calcext:value-type="float">
            <text:p>4.3756724463</text:p>
          </table:table-cell>
          <table:table-cell office:value-type="float" office:value="-0.000000105919999882076" calcext:value-type="float">
            <text:p>-1.05919999882076E-07</text:p>
          </table:table-cell>
          <table:table-cell office:value-type="float" office:value="0.0277496781" calcext:value-type="float">
            <text:p>0.0277496781</text:p>
          </table:table-cell>
          <table:table-cell office:value-type="float" office:value="0.0277496802931" calcext:value-type="float">
            <text:p>0.0277496803</text:p>
          </table:table-cell>
          <table:table-cell office:value-type="float" office:value="-0.000000002193100000214" calcext:value-type="float">
            <text:p>-2.193100000214E-09</text:p>
          </table:table-cell>
          <table:table-cell office:value-type="float" office:value="-0.0126834484" calcext:value-type="float">
            <text:p>-0.0126834484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000000201399999108509" calcext:value-type="float">
            <text:p>2.01399999108509E-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37.0219421387" calcext:value-type="float">
            <text:p>237.0219421387</text:p>
          </table:table-cell>
          <table:table-cell office:value-type="float" office:value="237.02194574" calcext:value-type="float">
            <text:p>237.02194574</text:p>
          </table:table-cell>
          <table:table-cell office:value-type="float" office:value="-0.00000360129999421588" calcext:value-type="float">
            <text:p>-3.60129999421588E-06</text:p>
          </table:table-cell>
          <table:table-cell office:value-type="float" office:value="-54.5031051636" calcext:value-type="float">
            <text:p>-54.5031051636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000000426500001537988" calcext:value-type="float">
            <text:p>4.26500001537988E-07</text:p>
          </table:table-cell>
          <table:table-cell office:value-type="float" office:value="4.7401528358" calcext:value-type="float">
            <text:p>4.7401528358</text:p>
          </table:table-cell>
          <table:table-cell office:value-type="float" office:value="4.7401529473" calcext:value-type="float">
            <text:p>4.7401529473</text:p>
          </table:table-cell>
          <table:table-cell office:value-type="float" office:value="-0.000000111500000343767" calcext:value-type="float">
            <text:p>-1.11500000343767E-07</text:p>
          </table:table-cell>
          <table:table-cell office:value-type="float" office:value="0.0450924709" calcext:value-type="float">
            <text:p>0.0450924709</text:p>
          </table:table-cell>
          <table:table-cell office:value-type="float" office:value="0.0450924748396" calcext:value-type="float">
            <text:p>0.0450924748</text:p>
          </table:table-cell>
          <table:table-cell office:value-type="float" office:value="-0.00000000393960000039106" calcext:value-type="float">
            <text:p>-3.93960000039106E-09</text:p>
          </table:table-cell>
          <table:table-cell office:value-type="float" office:value="-0.0190251712" calcext:value-type="float">
            <text:p>-0.0190251712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00000170219999900967" calcext:value-type="float">
            <text:p>1.70219999900967E-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0" calcext:value-type="float">
            <text:p>270</text:p>
          </table:table-cell>
          <table:table-cell office:value-type="float" office:value="255.2543945312" calcext:value-type="float">
            <text:p>255.2543945312</text:p>
          </table:table-cell>
          <table:table-cell office:value-type="float" office:value="255.254403104" calcext:value-type="float">
            <text:p>255.254403104</text:p>
          </table:table-cell>
          <table:table-cell office:value-type="float" office:value="-0.00000857279999877392" calcext:value-type="float">
            <text:p>-8.57279999877392E-06</text:p>
          </table:table-cell>
          <table:table-cell office:value-type="float" office:value="-72.6708068848" calcext:value-type="float">
            <text:p>-72.6708068848</text:p>
          </table:table-cell>
          <table:table-cell office:value-type="float" office:value="-72.6708074534" calcext:value-type="float">
            <text:p>-72.6708074534</text:p>
          </table:table-cell>
          <table:table-cell office:value-type="float" office:value="0.000000568600000860897" calcext:value-type="float">
            <text:p>5.68600000860897E-07</text:p>
          </table:table-cell>
          <table:table-cell office:value-type="float" office:value="5.1045403481" calcext:value-type="float">
            <text:p>5.1045403481</text:p>
          </table:table-cell>
          <table:table-cell office:value-type="float" office:value="5.10454057647" calcext:value-type="float">
            <text:p>5.1045405765</text:p>
          </table:table-cell>
          <table:table-cell office:value-type="float" office:value="-0.000000228370000243672" calcext:value-type="float">
            <text:p>-2.28370000243672E-07</text:p>
          </table:table-cell>
          <table:table-cell office:value-type="float" office:value="0.0647466481" calcext:value-type="float">
            <text:p>0.0647466481</text:p>
          </table:table-cell>
          <table:table-cell office:value-type="float" office:value="0.0647466500012" calcext:value-type="float">
            <text:p>0.06474665</text:p>
          </table:table-cell>
          <table:table-cell office:value-type="float" office:value="-0.00000000190120000298499" calcext:value-type="float">
            <text:p>-1.90120000298499E-09</text:p>
          </table:table-cell>
          <table:table-cell office:value-type="float" office:value="-0.0253668968" calcext:value-type="float">
            <text:p>-0.0253668968</text:p>
          </table:table-cell>
          <table:table-cell office:value-type="float" office:value="-0.0253668972029" calcext:value-type="float">
            <text:p>-0.0253668972</text:p>
          </table:table-cell>
          <table:table-cell office:value-type="float" office:value="0.000000000402900001555961" calcext:value-type="float">
            <text:p>4.02900001555961E-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09.394744873" calcext:value-type="float">
            <text:p>109.394744873</text:p>
          </table:table-cell>
          <table:table-cell office:value-type="float" office:value="109.394744188" calcext:value-type="float">
            <text:p>109.394744188</text:p>
          </table:table-cell>
          <table:table-cell office:value-type="float" office:value="0.000000684999989175594" calcext:value-type="float">
            <text:p>0.000000685</text:p>
          </table:table-cell>
          <table:table-cell office:value-type="float" office:value="109.0062103271" calcext:value-type="float">
            <text:p>109.0062103271</text:p>
          </table:table-cell>
          <table:table-cell office:value-type="float" office:value="109.00621118" calcext:value-type="float">
            <text:p>109.00621118</text:p>
          </table:table-cell>
          <table:table-cell office:value-type="float" office:value="-0.000000852899987080491" calcext:value-type="float">
            <text:p>-8.52899987080491E-07</text:p>
          </table:table-cell>
          <table:table-cell office:value-type="float" office:value="2.1873669624" calcext:value-type="float">
            <text:p>2.1873669624</text:p>
          </table:table-cell>
          <table:table-cell office:value-type="float" office:value="2.18736697242" calcext:value-type="float">
            <text:p>2.1873669724</text:p>
          </table:table-cell>
          <table:table-cell office:value-type="float" office:value="-0.0000000100199999408801" calcext:value-type="float">
            <text:p>-0.00000001</text:p>
          </table:table-cell>
          <table:table-cell office:value-type="float" office:value="-0.0416200534" calcext:value-type="float">
            <text:p>-0.0416200534</text:p>
          </table:table-cell>
          <table:table-cell office:value-type="float" office:value="-0.0416200565318" calcext:value-type="float">
            <text:p>-0.0416200565</text:p>
          </table:table-cell>
          <table:table-cell office:value-type="float" office:value="0.00000000313179999988922" calcext:value-type="float">
            <text:p>3.13179999988922E-09</text:p>
          </table:table-cell>
          <table:table-cell office:value-type="float" office:value="0.0380503424" calcext:value-type="float">
            <text:p>0.0380503424</text:p>
          </table:table-cell>
          <table:table-cell office:value-type="float" office:value="0.0380503458043" calcext:value-type="float">
            <text:p>0.0380503458</text:p>
          </table:table-cell>
          <table:table-cell office:value-type="float" office:value="-0.00000000340430000161929" calcext:value-type="float">
            <text:p>-3.40430000161929E-0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127.6271972656" calcext:value-type="float">
            <text:p>127.6271972656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00000428639999938696" calcext:value-type="float">
            <text:p>-4.28639999938696E-06</text:p>
          </table:table-cell>
          <table:table-cell office:value-type="float" office:value="90.838508606" calcext:value-type="float">
            <text:p>90.838508606</text:p>
          </table:table-cell>
          <table:table-cell office:value-type="float" office:value="90.8385093168" calcext:value-type="float">
            <text:p>90.8385093168</text:p>
          </table:table-cell>
          <table:table-cell office:value-type="float" office:value="-0.00000071079999486301" calcext:value-type="float">
            <text:p>-7.1079999486301E-07</text:p>
          </table:table-cell>
          <table:table-cell office:value-type="float" office:value="2.5521161556" calcext:value-type="float">
            <text:p>2.5521161556</text:p>
          </table:table-cell>
          <table:table-cell office:value-type="float" office:value="2.55211631565" calcext:value-type="float">
            <text:p>2.5521163157</text:p>
          </table:table-cell>
          <table:table-cell office:value-type="float" office:value="-0.000000160050000364009" calcext:value-type="float">
            <text:p>-1.60050000364009E-07</text:p>
          </table:table-cell>
          <table:table-cell office:value-type="float" office:value="-0.0404654332" calcext:value-type="float">
            <text:p>-0.0404654332</text:p>
          </table:table-cell>
          <table:table-cell office:value-type="float" office:value="-0.0404654356526" calcext:value-type="float">
            <text:p>-0.0404654357</text:p>
          </table:table-cell>
          <table:table-cell office:value-type="float" office:value="0.00000000245260000503178" calcext:value-type="float">
            <text:p>2.45260000503178E-09</text:p>
          </table:table-cell>
          <table:table-cell office:value-type="float" office:value="0.0317086205" calcext:value-type="float">
            <text:p>0.0317086205</text:p>
          </table:table-cell>
          <table:table-cell office:value-type="float" office:value="0.0317086215036" calcext:value-type="float">
            <text:p>0.0317086215</text:p>
          </table:table-cell>
          <table:table-cell office:value-type="float" office:value="-0.0000000010036000017144" calcext:value-type="float">
            <text:p>-0.0000000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45.8596496582" calcext:value-type="float">
            <text:p>145.8596496582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00000925879999158497" calcext:value-type="float">
            <text:p>-9.25879999158497E-06</text:p>
          </table:table-cell>
          <table:table-cell office:value-type="float" office:value="72.6708068848" calcext:value-type="float">
            <text:p>72.6708068848</text:p>
          </table:table-cell>
          <table:table-cell office:value-type="float" office:value="72.6708074534" calcext:value-type="float">
            <text:p>72.6708074534</text:p>
          </table:table-cell>
          <table:table-cell office:value-type="float" office:value="-0.000000568600000860897" calcext:value-type="float">
            <text:p>-5.68600000860897E-07</text:p>
          </table:table-cell>
          <table:table-cell office:value-type="float" office:value="2.9168801308" calcext:value-type="float">
            <text:p>2.9168801308</text:p>
          </table:table-cell>
          <table:table-cell office:value-type="float" office:value="2.91688032941" calcext:value-type="float">
            <text:p>2.9168803294</text:p>
          </table:table-cell>
          <table:table-cell office:value-type="float" office:value="-0.000000198610000001764" calcext:value-type="float">
            <text:p>-1.98610000001764E-07</text:p>
          </table:table-cell>
          <table:table-cell office:value-type="float" office:value="-0.036998082" calcext:value-type="float">
            <text:p>-0.036998082</text:p>
          </table:table-cell>
          <table:table-cell office:value-type="float" office:value="-0.036998085715" calcext:value-type="float">
            <text:p>-0.0369980857</text:p>
          </table:table-cell>
          <table:table-cell office:value-type="float" office:value="0.00000000371499999513025" calcext:value-type="float">
            <text:p>3.71499999513025E-09</text:p>
          </table:table-cell>
          <table:table-cell office:value-type="float" office:value="0.0253668968" calcext:value-type="float">
            <text:p>0.0253668968</text:p>
          </table:table-cell>
          <table:table-cell office:value-type="float" office:value="0.0253668972029" calcext:value-type="float">
            <text:p>0.0253668972</text:p>
          </table:table-cell>
          <table:table-cell office:value-type="float" office:value="-0.000000000402900001555961" calcext:value-type="float">
            <text:p>-4.02900001555961E-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64.0921173096" calcext:value-type="float">
            <text:p>164.0921173096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0.00000102860002471061" calcext:value-type="float">
            <text:p>1.02860002471061E-06</text:p>
          </table:table-cell>
          <table:table-cell office:value-type="float" office:value="54.5031051636" calcext:value-type="float">
            <text:p>54.5031051636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000000426500001537988" calcext:value-type="float">
            <text:p>-4.26500001537988E-07</text:p>
          </table:table-cell>
          <table:table-cell office:value-type="float" office:value="3.2816443443" calcext:value-type="float">
            <text:p>3.2816443443</text:p>
          </table:table-cell>
          <table:table-cell office:value-type="float" office:value="3.28164434813" calcext:value-type="float">
            <text:p>3.2816443481</text:p>
          </table:table-cell>
          <table:table-cell office:value-type="float" office:value="-0.00000000382999987280641" calcext:value-type="float">
            <text:p>-3.82999987280641E-09</text:p>
          </table:table-cell>
          <table:table-cell office:value-type="float" office:value="-0.0312178638" calcext:value-type="float">
            <text:p>-0.0312178638</text:p>
          </table:table-cell>
          <table:table-cell office:value-type="float" office:value="-0.0312178671966" calcext:value-type="float">
            <text:p>-0.0312178672</text:p>
          </table:table-cell>
          <table:table-cell office:value-type="float" office:value="0.00000000339660000125974" calcext:value-type="float">
            <text:p>3.39660000125974E-09</text:p>
          </table:table-cell>
          <table:table-cell office:value-type="float" office:value="0.0190251712" calcext:value-type="float">
            <text:p>0.0190251712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00000170219999900967" calcext:value-type="float">
            <text:p>-1.70219999900967E-0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182.3245697021" calcext:value-type="float">
            <text:p>182.3245697021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00000394389999769373" calcext:value-type="float">
            <text:p>-3.94389999769373E-06</text:p>
          </table:table-cell>
          <table:table-cell office:value-type="float" office:value="36.3354034424" calcext:value-type="float">
            <text:p>36.3354034424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000000284300000430449" calcext:value-type="float">
            <text:p>-2.84300000430449E-07</text:p>
          </table:table-cell>
          <table:table-cell office:value-type="float" office:value="3.6463935375" calcext:value-type="float">
            <text:p>3.6463935375</text:p>
          </table:table-cell>
          <table:table-cell office:value-type="float" office:value="3.64639370527" calcext:value-type="float">
            <text:p>3.6463937053</text:p>
          </table:table-cell>
          <table:table-cell office:value-type="float" office:value="-0.000000167770000114587" calcext:value-type="float">
            <text:p>-1.67770000114587E-07</text:p>
          </table:table-cell>
          <table:table-cell office:value-type="float" office:value="-0.0231247321" calcext:value-type="float">
            <text:p>-0.0231247321</text:p>
          </table:table-cell>
          <table:table-cell office:value-type="float" office:value="-0.0231247335776" calcext:value-type="float">
            <text:p>-0.0231247336</text:p>
          </table:table-cell>
          <table:table-cell office:value-type="float" office:value="0.00000000147760000068775" calcext:value-type="float">
            <text:p>1.47760000068775E-09</text:p>
          </table:table-cell>
          <table:table-cell office:value-type="float" office:value="0.0126834484" calcext:value-type="float">
            <text:p>0.0126834484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000000201399999108509" calcext:value-type="float">
            <text:p>-2.01399999108509E-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200.5570373535" calcext:value-type="float">
            <text:p>200.5570373535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0.00000634349999018014" calcext:value-type="float">
            <text:p>6.34349999018014E-06</text:p>
          </table:table-cell>
          <table:table-cell office:value-type="float" office:value="18.1677017212" calcext:value-type="float">
            <text:p>18.1677017212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00000014220000110754" calcext:value-type="float">
            <text:p>-1.4220000110754E-07</text:p>
          </table:table-cell>
          <table:table-cell office:value-type="float" office:value="4.0111141205" calcext:value-type="float">
            <text:p>4.0111141205</text:p>
          </table:table-cell>
          <table:table-cell office:value-type="float" office:value="4.01111373394" calcext:value-type="float">
            <text:p>4.0111137339</text:p>
          </table:table-cell>
          <table:table-cell office:value-type="float" office:value="0.000000386560000009695" calcext:value-type="float">
            <text:p>3.86560000009695E-07</text:p>
          </table:table-cell>
          <table:table-cell office:value-type="float" office:value="-0.0127187315" calcext:value-type="float">
            <text:p>-0.0127187315</text:p>
          </table:table-cell>
          <table:table-cell office:value-type="float" office:value="-0.012718731346" calcext:value-type="float">
            <text:p>-0.0127187313</text:p>
          </table:table-cell>
          <table:table-cell office:value-type="float" office:value="-0.000000000154000000252008" calcext:value-type="float">
            <text:p>-1.54000000252008E-10</text:p>
          </table:table-cell>
          <table:table-cell office:value-type="float" office:value="0.0063417242" calcext:value-type="float">
            <text:p>0.0063417242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00000100720000048571" calcext:value-type="float">
            <text:p>-1.00720000048571E-10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218.7894897461" calcext:value-type="float">
            <text:p>218.7894897461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0.00000137110001219298" calcext:value-type="float">
            <text:p>1.37110001219298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757896423" calcext:value-type="float">
            <text:p>4.3757896423</text:p>
          </table:table-cell>
          <table:table-cell office:value-type="float" office:value="4.3757897675" calcext:value-type="float">
            <text:p>4.3757897675</text:p>
          </table:table-cell>
          <table:table-cell office:value-type="float" office:value="-0.000000125199999700953" calcext:value-type="float">
            <text:p>-1.25199999700953E-0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237.0219421387" calcext:value-type="float">
            <text:p>237.0219421387</text:p>
          </table:table-cell>
          <table:table-cell office:value-type="float" office:value="237.02194574" calcext:value-type="float">
            <text:p>237.02194574</text:p>
          </table:table-cell>
          <table:table-cell office:value-type="float" office:value="-0.00000360129999421588" calcext:value-type="float">
            <text:p>-3.60129999421588E-06</text:p>
          </table:table-cell>
          <table:table-cell office:value-type="float" office:value="-18.1677017212" calcext:value-type="float">
            <text:p>-18.1677017212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00000014220000110754" calcext:value-type="float">
            <text:p>1.4220000110754E-07</text:p>
          </table:table-cell>
          <table:table-cell office:value-type="float" office:value="4.7404069901" calcext:value-type="float">
            <text:p>4.7404069901</text:p>
          </table:table-cell>
          <table:table-cell office:value-type="float" office:value="4.74040714011" calcext:value-type="float">
            <text:p>4.7404071401</text:p>
          </table:table-cell>
          <table:table-cell office:value-type="float" office:value="-0.000000150009999977385" calcext:value-type="float">
            <text:p>-0.00000015</text:p>
          </table:table-cell>
          <table:table-cell office:value-type="float" office:value="0.0150312278" calcext:value-type="float">
            <text:p>0.0150312278</text:p>
          </table:table-cell>
          <table:table-cell office:value-type="float" office:value="0.0150312279544" calcext:value-type="float">
            <text:p>0.015031228</text:p>
          </table:table-cell>
          <table:table-cell office:value-type="float" office:value="-0.000000000154399999729993" calcext:value-type="float">
            <text:p>-1.54399999729993E-10</text:p>
          </table:table-cell>
          <table:table-cell office:value-type="float" office:value="-0.0063417242" calcext:value-type="float">
            <text:p>-0.0063417242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00000100720000048571" calcext:value-type="float">
            <text:p>1.00720000048571E-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255.2543945312" calcext:value-type="float">
            <text:p>255.2543945312</text:p>
          </table:table-cell>
          <table:table-cell office:value-type="float" office:value="255.254403104" calcext:value-type="float">
            <text:p>255.254403104</text:p>
          </table:table-cell>
          <table:table-cell office:value-type="float" office:value="-0.00000857279999877392" calcext:value-type="float">
            <text:p>-8.57279999877392E-06</text:p>
          </table:table-cell>
          <table:table-cell office:value-type="float" office:value="-36.3354034424" calcext:value-type="float">
            <text:p>-36.3354034424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000000284300000430449" calcext:value-type="float">
            <text:p>2.84300000430449E-07</text:p>
          </table:table-cell>
          <table:table-cell office:value-type="float" office:value="5.1049509048" calcext:value-type="float">
            <text:p>5.1049509048</text:p>
          </table:table-cell>
          <table:table-cell office:value-type="float" office:value="5.10495118738" calcext:value-type="float">
            <text:p>5.1049511874</text:p>
          </table:table-cell>
          <table:table-cell office:value-type="float" office:value="-0.000000282580000288135" calcext:value-type="float">
            <text:p>-2.82580000288135E-07</text:p>
          </table:table-cell>
          <table:table-cell office:value-type="float" office:value="0.0323746242" calcext:value-type="float">
            <text:p>0.0323746242</text:p>
          </table:table-cell>
          <table:table-cell office:value-type="float" office:value="0.0323746270087" calcext:value-type="float">
            <text:p>0.032374627</text:p>
          </table:table-cell>
          <table:table-cell office:value-type="float" office:value="-0.00000000280870000174405" calcext:value-type="float">
            <text:p>-2.80870000174405E-09</text:p>
          </table:table-cell>
          <table:table-cell office:value-type="float" office:value="-0.0126834484" calcext:value-type="float">
            <text:p>-0.0126834484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000000201399999108509" calcext:value-type="float">
            <text:p>2.01399999108509E-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office:value-type="float" office:value="273.4868469238" calcext:value-type="float">
            <text:p>273.4868469238</text:p>
          </table:table-cell>
          <table:table-cell office:value-type="float" office:value="273.486860469" calcext:value-type="float">
            <text:p>273.486860469</text:p>
          </table:table-cell>
          <table:table-cell office:value-type="float" office:value="-0.0000135452000336045" calcext:value-type="float">
            <text:p>-1.35452000336045E-05</text:p>
          </table:table-cell>
          <table:table-cell office:value-type="float" office:value="-54.5031051636" calcext:value-type="float">
            <text:p>-54.5031051636</text:p>
          </table:table-cell>
          <table:table-cell office:value-type="float" office:value="-54.5031055901" calcext:value-type="float">
            <text:p>-54.5031055901</text:p>
          </table:table-cell>
          <table:table-cell office:value-type="float" office:value="0.000000426500001537988" calcext:value-type="float">
            <text:p>4.26500001537988E-07</text:p>
          </table:table-cell>
          <table:table-cell office:value-type="float" office:value="5.4694070816" calcext:value-type="float">
            <text:p>5.4694070816</text:p>
          </table:table-cell>
          <table:table-cell office:value-type="float" office:value="5.46940724688" calcext:value-type="float">
            <text:p>5.4694072469</text:p>
          </table:table-cell>
          <table:table-cell office:value-type="float" office:value="-0.000000165280000352652" calcext:value-type="float">
            <text:p>-1.65280000352652E-07</text:p>
          </table:table-cell>
          <table:table-cell office:value-type="float" office:value="0.0520297736" calcext:value-type="float">
            <text:p>0.0520297736</text:p>
          </table:table-cell>
          <table:table-cell office:value-type="float" office:value="0.0520297786611" calcext:value-type="float">
            <text:p>0.0520297787</text:p>
          </table:table-cell>
          <table:table-cell office:value-type="float" office:value="-0.00000000506109999742765" calcext:value-type="float">
            <text:p>-5.06109999742765E-09</text:p>
          </table:table-cell>
          <table:table-cell office:value-type="float" office:value="-0.0190251712" calcext:value-type="float">
            <text:p>-0.0190251712</text:p>
          </table:table-cell>
          <table:table-cell office:value-type="float" office:value="-0.0190251729022" calcext:value-type="float">
            <text:p>-0.0190251729</text:p>
          </table:table-cell>
          <table:table-cell office:value-type="float" office:value="0.00000000170219999900967" calcext:value-type="float">
            <text:p>1.70219999900967E-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27.6271972656" calcext:value-type="float">
            <text:p>127.6271972656</text:p>
          </table:table-cell>
          <table:table-cell office:value-type="float" office:value="127.627201552" calcext:value-type="float">
            <text:p>127.627201552</text:p>
          </table:table-cell>
          <table:table-cell office:value-type="float" office:value="-0.00000428639999938696" calcext:value-type="float">
            <text:p>-4.28639999938696E-06</text:p>
          </table:table-cell>
          <table:table-cell office:value-type="float" office:value="127.1739120483" calcext:value-type="float">
            <text:p>127.1739120483</text:p>
          </table:table-cell>
          <table:table-cell office:value-type="float" office:value="127.173913043" calcext:value-type="float">
            <text:p>127.173913043</text:p>
          </table:table-cell>
          <table:table-cell office:value-type="float" office:value="-0.000000994700002365789" calcext:value-type="float">
            <text:p>-9.94700002365789E-07</text:p>
          </table:table-cell>
          <table:table-cell office:value-type="float" office:value="2.5517055988" calcext:value-type="float">
            <text:p>2.5517055988</text:p>
          </table:table-cell>
          <table:table-cell office:value-type="float" office:value="2.55170574932" calcext:value-type="float">
            <text:p>2.5517057493</text:p>
          </table:table-cell>
          <table:table-cell office:value-type="float" office:value="-0.000000150520000019583" calcext:value-type="float">
            <text:p>-1.50520000019583E-07</text:p>
          </table:table-cell>
          <table:table-cell office:value-type="float" office:value="-0.0566470511" calcext:value-type="float">
            <text:p>-0.0566470511</text:p>
          </table:table-cell>
          <table:table-cell office:value-type="float" office:value="-0.0566470532154" calcext:value-type="float">
            <text:p>-0.0566470532</text:p>
          </table:table-cell>
          <table:table-cell office:value-type="float" office:value="0.00000000211540000100152" calcext:value-type="float">
            <text:p>2.11540000100152E-09</text:p>
          </table:table-cell>
          <table:table-cell office:value-type="float" office:value="0.0443920717" calcext:value-type="float">
            <text:p>0.0443920717</text:p>
          </table:table-cell>
          <table:table-cell office:value-type="float" office:value="0.0443920701051" calcext:value-type="float">
            <text:p>0.0443920701</text:p>
          </table:table-cell>
          <table:table-cell office:value-type="float" office:value="0.00000000159490000373186" calcext:value-type="float">
            <text:p>1.59490000373186E-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145.8596496582" calcext:value-type="float">
            <text:p>145.8596496582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00000925879999158497" calcext:value-type="float">
            <text:p>-9.25879999158497E-06</text:p>
          </table:table-cell>
          <table:table-cell office:value-type="float" office:value="109.0062103271" calcext:value-type="float">
            <text:p>109.0062103271</text:p>
          </table:table-cell>
          <table:table-cell office:value-type="float" office:value="109.00621118" calcext:value-type="float">
            <text:p>109.00621118</text:p>
          </table:table-cell>
          <table:table-cell office:value-type="float" office:value="-0.000000852899987080491" calcext:value-type="float">
            <text:p>-8.52899987080491E-07</text:p>
          </table:table-cell>
          <table:table-cell office:value-type="float" office:value="2.9164891243" calcext:value-type="float">
            <text:p>2.9164891243</text:p>
          </table:table-cell>
          <table:table-cell office:value-type="float" office:value="2.91648929657" calcext:value-type="float">
            <text:p>2.9164892966</text:p>
          </table:table-cell>
          <table:table-cell office:value-type="float" office:value="-0.000000172270000042829" calcext:value-type="float">
            <text:p>-1.72270000042829E-07</text:p>
          </table:table-cell>
          <table:table-cell office:value-type="float" office:value="-0.0554933995" calcext:value-type="float">
            <text:p>-0.0554933995</text:p>
          </table:table-cell>
          <table:table-cell office:value-type="float" office:value="-0.0554934087091" calcext:value-type="float">
            <text:p>-0.0554934087</text:p>
          </table:table-cell>
          <table:table-cell office:value-type="float" office:value="0.00000000920910000340447" calcext:value-type="float">
            <text:p>9.20910000340447E-09</text:p>
          </table:table-cell>
          <table:table-cell office:value-type="float" office:value="0.0380503424" calcext:value-type="float">
            <text:p>0.0380503424</text:p>
          </table:table-cell>
          <table:table-cell office:value-type="float" office:value="0.0380503458043" calcext:value-type="float">
            <text:p>0.0380503458</text:p>
          </table:table-cell>
          <table:table-cell office:value-type="float" office:value="-0.00000000340430000161929" calcext:value-type="float">
            <text:p>-3.40430000161929E-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 office:value-type="float" office:value="164.0921173096" calcext:value-type="float">
            <text:p>164.0921173096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0.00000102860002471061" calcext:value-type="float">
            <text:p>1.02860002471061E-06</text:p>
          </table:table-cell>
          <table:table-cell office:value-type="float" office:value="90.838508606" calcext:value-type="float">
            <text:p>90.838508606</text:p>
          </table:table-cell>
          <table:table-cell office:value-type="float" office:value="90.8385093168" calcext:value-type="float">
            <text:p>90.8385093168</text:p>
          </table:table-cell>
          <table:table-cell office:value-type="float" office:value="-0.00000071079999486301" calcext:value-type="float">
            <text:p>-7.1079999486301E-07</text:p>
          </table:table-cell>
          <table:table-cell office:value-type="float" office:value="3.2812922001" calcext:value-type="float">
            <text:p>3.2812922001</text:p>
          </table:table-cell>
          <table:table-cell office:value-type="float" office:value="3.28129240583" calcext:value-type="float">
            <text:p>3.2812924058</text:p>
          </table:table-cell>
          <table:table-cell office:value-type="float" office:value="-0.000000205730000146787" calcext:value-type="float">
            <text:p>-2.05730000146787E-07</text:p>
          </table:table-cell>
          <table:table-cell office:value-type="float" office:value="-0.0520269871" calcext:value-type="float">
            <text:p>-0.0520269871</text:p>
          </table:table-cell>
          <table:table-cell office:value-type="float" office:value="-0.0520269886962" calcext:value-type="float">
            <text:p>-0.0520269887</text:p>
          </table:table-cell>
          <table:table-cell office:value-type="float" office:value="0.00000000159619999856586" calcext:value-type="float">
            <text:p>1.59619999856586E-09</text:p>
          </table:table-cell>
          <table:table-cell office:value-type="float" office:value="0.0317086205" calcext:value-type="float">
            <text:p>0.0317086205</text:p>
          </table:table-cell>
          <table:table-cell office:value-type="float" office:value="0.0317086215036" calcext:value-type="float">
            <text:p>0.0317086215</text:p>
          </table:table-cell>
          <table:table-cell office:value-type="float" office:value="-0.0000000010036000017144" calcext:value-type="float">
            <text:p>-0.0000000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office:value-type="float" office:value="182.3245697021" calcext:value-type="float">
            <text:p>182.3245697021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00000394389999769373" calcext:value-type="float">
            <text:p>-3.94389999769373E-06</text:p>
          </table:table-cell>
          <table:table-cell office:value-type="float" office:value="72.6708068848" calcext:value-type="float">
            <text:p>72.6708068848</text:p>
          </table:table-cell>
          <table:table-cell office:value-type="float" office:value="72.6708074534" calcext:value-type="float">
            <text:p>72.6708074534</text:p>
          </table:table-cell>
          <table:table-cell office:value-type="float" office:value="-0.000000568600000860897" calcext:value-type="float">
            <text:p>-5.68600000860897E-07</text:p>
          </table:table-cell>
          <table:table-cell office:value-type="float" office:value="3.6461002827" calcext:value-type="float">
            <text:p>3.6461002827</text:p>
          </table:table-cell>
          <table:table-cell office:value-type="float" office:value="3.64610041176" calcext:value-type="float">
            <text:p>3.6461004118</text:p>
          </table:table-cell>
          <table:table-cell office:value-type="float" office:value="-0.000000129060000020331" calcext:value-type="float">
            <text:p>-1.29060000020331E-07</text:p>
          </table:table-cell>
          <table:table-cell office:value-type="float" office:value="-0.0462476052" calcext:value-type="float">
            <text:p>-0.0462476052</text:p>
          </table:table-cell>
          <table:table-cell office:value-type="float" office:value="-0.0462476071437" calcext:value-type="float">
            <text:p>-0.0462476071</text:p>
          </table:table-cell>
          <table:table-cell office:value-type="float" office:value="0.00000000194369999956256" calcext:value-type="float">
            <text:p>1.94369999956256E-09</text:p>
          </table:table-cell>
          <table:table-cell office:value-type="float" office:value="0.0253668968" calcext:value-type="float">
            <text:p>0.0253668968</text:p>
          </table:table-cell>
          <table:table-cell office:value-type="float" office:value="0.0253668972029" calcext:value-type="float">
            <text:p>0.0253668972</text:p>
          </table:table-cell>
          <table:table-cell office:value-type="float" office:value="-0.000000000402900001555961" calcext:value-type="float">
            <text:p>-4.02900001555961E-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0" calcext:value-type="float">
            <text:p>120</text:p>
          </table:table-cell>
          <table:table-cell office:value-type="float" office:value="200.5570373535" calcext:value-type="float">
            <text:p>200.5570373535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0.00000634349999018014" calcext:value-type="float">
            <text:p>6.34349999018014E-06</text:p>
          </table:table-cell>
          <table:table-cell office:value-type="float" office:value="54.5031051636" calcext:value-type="float">
            <text:p>54.5031051636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000000426500001537988" calcext:value-type="float">
            <text:p>-4.26500001537988E-07</text:p>
          </table:table-cell>
          <table:table-cell office:value-type="float" office:value="4.0108990669" calcext:value-type="float">
            <text:p>4.0108990669</text:p>
          </table:table-cell>
          <table:table-cell office:value-type="float" office:value="4.01089864771" calcext:value-type="float">
            <text:p>4.0108986477</text:p>
          </table:table-cell>
          <table:table-cell office:value-type="float" office:value="0.000000419190000044978" calcext:value-type="float">
            <text:p>4.19190000044978E-07</text:p>
          </table:table-cell>
          <table:table-cell office:value-type="float" office:value="-0.0381551683" calcext:value-type="float">
            <text:p>-0.0381551683</text:p>
          </table:table-cell>
          <table:table-cell office:value-type="float" office:value="-0.0381551710181" calcext:value-type="float">
            <text:p>-0.038155171</text:p>
          </table:table-cell>
          <table:table-cell office:value-type="float" office:value="0.00000000271810000201933" calcext:value-type="float">
            <text:p>2.71810000201933E-09</text:p>
          </table:table-cell>
          <table:table-cell office:value-type="float" office:value="0.0190251712" calcext:value-type="float">
            <text:p>0.0190251712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00000170219999900967" calcext:value-type="float">
            <text:p>-1.70219999900967E-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office:value-type="float" office:value="218.7894897461" calcext:value-type="float">
            <text:p>218.7894897461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0.00000137110001219298" calcext:value-type="float">
            <text:p>1.37110001219298E-06</text:p>
          </table:table-cell>
          <table:table-cell office:value-type="float" office:value="36.3354034424" calcext:value-type="float">
            <text:p>36.3354034424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000000284300000430449" calcext:value-type="float">
            <text:p>-2.84300000430449E-07</text:p>
          </table:table-cell>
          <table:table-cell office:value-type="float" office:value="4.3756723404" calcext:value-type="float">
            <text:p>4.3756723404</text:p>
          </table:table-cell>
          <table:table-cell office:value-type="float" office:value="4.37567244632" calcext:value-type="float">
            <text:p>4.3756724463</text:p>
          </table:table-cell>
          <table:table-cell office:value-type="float" office:value="-0.000000105919999882076" calcext:value-type="float">
            <text:p>-1.05919999882076E-07</text:p>
          </table:table-cell>
          <table:table-cell office:value-type="float" office:value="-0.0277496781" calcext:value-type="float">
            <text:p>-0.0277496781</text:p>
          </table:table-cell>
          <table:table-cell office:value-type="float" office:value="-0.0277496802931" calcext:value-type="float">
            <text:p>-0.0277496803</text:p>
          </table:table-cell>
          <table:table-cell office:value-type="float" office:value="0.000000002193100000214" calcext:value-type="float">
            <text:p>2.193100000214E-09</text:p>
          </table:table-cell>
          <table:table-cell office:value-type="float" office:value="0.0126834484" calcext:value-type="float">
            <text:p>0.0126834484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000000201399999108509" calcext:value-type="float">
            <text:p>-2.01399999108509E-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237.0219421387" calcext:value-type="float">
            <text:p>237.0219421387</text:p>
          </table:table-cell>
          <table:table-cell office:value-type="float" office:value="237.02194574" calcext:value-type="float">
            <text:p>237.02194574</text:p>
          </table:table-cell>
          <table:table-cell office:value-type="float" office:value="-0.00000360129999421588" calcext:value-type="float">
            <text:p>-3.60129999421588E-06</text:p>
          </table:table-cell>
          <table:table-cell office:value-type="float" office:value="18.1677017212" calcext:value-type="float">
            <text:p>18.1677017212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00000014220000110754" calcext:value-type="float">
            <text:p>-1.4220000110754E-07</text:p>
          </table:table-cell>
          <table:table-cell office:value-type="float" office:value="4.7404069901" calcext:value-type="float">
            <text:p>4.7404069901</text:p>
          </table:table-cell>
          <table:table-cell office:value-type="float" office:value="4.74040714011" calcext:value-type="float">
            <text:p>4.7404071401</text:p>
          </table:table-cell>
          <table:table-cell office:value-type="float" office:value="-0.000000150009999977385" calcext:value-type="float">
            <text:p>-0.00000015</text:p>
          </table:table-cell>
          <table:table-cell office:value-type="float" office:value="-0.0150312278" calcext:value-type="float">
            <text:p>-0.0150312278</text:p>
          </table:table-cell>
          <table:table-cell office:value-type="float" office:value="-0.0150312279544" calcext:value-type="float">
            <text:p>-0.015031228</text:p>
          </table:table-cell>
          <table:table-cell office:value-type="float" office:value="0.000000000154399999729993" calcext:value-type="float">
            <text:p>1.54399999729993E-10</text:p>
          </table:table-cell>
          <table:table-cell office:value-type="float" office:value="0.0063417242" calcext:value-type="float">
            <text:p>0.0063417242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00000100720000048571" calcext:value-type="float">
            <text:p>-1.00720000048571E-10</text:p>
          </table:table-cell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office:value-type="float" office:value="255.2543945312" calcext:value-type="float">
            <text:p>255.2543945312</text:p>
          </table:table-cell>
          <table:table-cell office:value-type="float" office:value="255.254403104" calcext:value-type="float">
            <text:p>255.254403104</text:p>
          </table:table-cell>
          <table:table-cell office:value-type="float" office:value="-0.00000857279999877392" calcext:value-type="float">
            <text:p>-8.57279999877392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050877571" calcext:value-type="float">
            <text:p>5.1050877571</text:p>
          </table:table-cell>
          <table:table-cell office:value-type="float" office:value="5.10508806208" calcext:value-type="float">
            <text:p>5.1050880621</text:p>
          </table:table-cell>
          <table:table-cell office:value-type="float" office:value="-0.000000304980000365163" calcext:value-type="float">
            <text:p>-0.0000003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office:value-type="float" office:value="273.4868469238" calcext:value-type="float">
            <text:p>273.4868469238</text:p>
          </table:table-cell>
          <table:table-cell office:value-type="float" office:value="273.486860469" calcext:value-type="float">
            <text:p>273.486860469</text:p>
          </table:table-cell>
          <table:table-cell office:value-type="float" office:value="-0.0000135452000336045" calcext:value-type="float">
            <text:p>-1.35452000336045E-05</text:p>
          </table:table-cell>
          <table:table-cell office:value-type="float" office:value="-18.1677017212" calcext:value-type="float">
            <text:p>-18.1677017212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00000014220000110754" calcext:value-type="float">
            <text:p>1.4220000110754E-07</text:p>
          </table:table-cell>
          <table:table-cell office:value-type="float" office:value="5.4697003365" calcext:value-type="float">
            <text:p>5.4697003365</text:p>
          </table:table-cell>
          <table:table-cell office:value-type="float" office:value="5.46970054629" calcext:value-type="float">
            <text:p>5.4697005463</text:p>
          </table:table-cell>
          <table:table-cell office:value-type="float" office:value="-0.000000209790000482712" calcext:value-type="float">
            <text:p>-2.09790000482712E-07</text:p>
          </table:table-cell>
          <table:table-cell office:value-type="float" office:value="0.0173437241" calcext:value-type="float">
            <text:p>0.0173437241</text:p>
          </table:table-cell>
          <table:table-cell office:value-type="float" office:value="0.0173437245628" calcext:value-type="float">
            <text:p>0.0173437246</text:p>
          </table:table-cell>
          <table:table-cell office:value-type="float" office:value="-0.000000000462799999711994" calcext:value-type="float">
            <text:p>-4.62799999711994E-10</text:p>
          </table:table-cell>
          <table:table-cell office:value-type="float" office:value="-0.0063417242" calcext:value-type="float">
            <text:p>-0.0063417242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00000100720000048571" calcext:value-type="float">
            <text:p>1.00720000048571E-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office:value-type="float" office:value="291.7192993164" calcext:value-type="float">
            <text:p>291.7192993164</text:p>
          </table:table-cell>
          <table:table-cell office:value-type="float" office:value="291.719317833" calcext:value-type="float">
            <text:p>291.719317833</text:p>
          </table:table-cell>
          <table:table-cell office:value-type="float" office:value="-0.0000185165999937453" calcext:value-type="float">
            <text:p>-1.85165999937453E-05</text:p>
          </table:table-cell>
          <table:table-cell office:value-type="float" office:value="-36.3354034424" calcext:value-type="float">
            <text:p>-36.3354034424</text:p>
          </table:table-cell>
          <table:table-cell office:value-type="float" office:value="-36.3354037267" calcext:value-type="float">
            <text:p>-36.3354037267</text:p>
          </table:table-cell>
          <table:table-cell office:value-type="float" office:value="0.000000284300000430449" calcext:value-type="float">
            <text:p>2.84300000430449E-07</text:p>
          </table:table-cell>
          <table:table-cell office:value-type="float" office:value="5.8342294693" calcext:value-type="float">
            <text:p>5.8342294693</text:p>
          </table:table-cell>
          <table:table-cell office:value-type="float" office:value="5.83422992843" calcext:value-type="float">
            <text:p>5.8342299284</text:p>
          </table:table-cell>
          <table:table-cell office:value-type="float" office:value="-0.000000459129999796915" calcext:value-type="float">
            <text:p>-4.59129999796915E-07</text:p>
          </table:table-cell>
          <table:table-cell office:value-type="float" office:value="0.0369995683" calcext:value-type="float">
            <text:p>0.0369995683</text:p>
          </table:table-cell>
          <table:table-cell office:value-type="float" office:value="0.0369995737242" calcext:value-type="float">
            <text:p>0.0369995737</text:p>
          </table:table-cell>
          <table:table-cell office:value-type="float" office:value="-0.00000000542419999888244" calcext:value-type="float">
            <text:p>-5.42419999888244E-09</text:p>
          </table:table-cell>
          <table:table-cell office:value-type="float" office:value="-0.0126834484" calcext:value-type="float">
            <text:p>-0.0126834484</text:p>
          </table:table-cell>
          <table:table-cell office:value-type="float" office:value="-0.0126834486014" calcext:value-type="float">
            <text:p>-0.0126834486</text:p>
          </table:table-cell>
          <table:table-cell office:value-type="float" office:value="0.000000000201399999108509" calcext:value-type="float">
            <text:p>2.01399999108509E-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45.8596496582" calcext:value-type="float">
            <text:p>145.8596496582</text:p>
          </table:table-cell>
          <table:table-cell office:value-type="float" office:value="145.859658917" calcext:value-type="float">
            <text:p>145.859658917</text:p>
          </table:table-cell>
          <table:table-cell office:value-type="float" office:value="-0.00000925879999158497" calcext:value-type="float">
            <text:p>-9.25879999158497E-06</text:p>
          </table:table-cell>
          <table:table-cell office:value-type="float" office:value="145.3416137695" calcext:value-type="float">
            <text:p>145.3416137695</text:p>
          </table:table-cell>
          <table:table-cell office:value-type="float" office:value="145.341614907" calcext:value-type="float">
            <text:p>145.341614907</text:p>
          </table:table-cell>
          <table:table-cell office:value-type="float" office:value="-0.00000113750002128654" calcext:value-type="float">
            <text:p>-1.13750002128654E-06</text:p>
          </table:table-cell>
          <table:table-cell office:value-type="float" office:value="2.9159417152" calcext:value-type="float">
            <text:p>2.9159417152</text:p>
          </table:table-cell>
          <table:table-cell office:value-type="float" office:value="2.91594190342" calcext:value-type="float">
            <text:p>2.9159419034</text:p>
          </table:table-cell>
          <table:table-cell office:value-type="float" office:value="-0.00000018822000003027" calcext:value-type="float">
            <text:p>-1.8822000003027E-07</text:p>
          </table:table-cell>
          <table:table-cell office:value-type="float" office:value="-0.0739842579" calcext:value-type="float">
            <text:p>-0.0739842579</text:p>
          </table:table-cell>
          <table:table-cell office:value-type="float" office:value="-0.0739842683139" calcext:value-type="float">
            <text:p>-0.0739842683</text:p>
          </table:table-cell>
          <table:table-cell office:value-type="float" office:value="0.0000000104138999923453" calcext:value-type="float">
            <text:p>1.04138999923453E-08</text:p>
          </table:table-cell>
          <table:table-cell office:value-type="float" office:value="0.0507337935" calcext:value-type="float">
            <text:p>0.0507337935</text:p>
          </table:table-cell>
          <table:table-cell office:value-type="float" office:value="0.0507337944058" calcext:value-type="float">
            <text:p>0.0507337944</text:p>
          </table:table-cell>
          <table:table-cell office:value-type="float" office:value="-0.000000000905800004447066" calcext:value-type="float">
            <text:p>-9.05800004447066E-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164.0921173096" calcext:value-type="float">
            <text:p>164.0921173096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0.00000102860002471061" calcext:value-type="float">
            <text:p>1.02860002471061E-06</text:p>
          </table:table-cell>
          <table:table-cell office:value-type="float" office:value="127.1739120483" calcext:value-type="float">
            <text:p>127.1739120483</text:p>
          </table:table-cell>
          <table:table-cell office:value-type="float" office:value="127.173913043" calcext:value-type="float">
            <text:p>127.173913043</text:p>
          </table:table-cell>
          <table:table-cell office:value-type="float" office:value="-0.000000994700002365789" calcext:value-type="float">
            <text:p>-9.94700002365789E-07</text:p>
          </table:table-cell>
          <table:table-cell office:value-type="float" office:value="3.2807643414" calcext:value-type="float">
            <text:p>3.2807643414</text:p>
          </table:table-cell>
          <table:table-cell office:value-type="float" office:value="3.28076453484" calcext:value-type="float">
            <text:p>3.2807645348</text:p>
          </table:table-cell>
          <table:table-cell office:value-type="float" office:value="-0.000000193440000018086" calcext:value-type="float">
            <text:p>-1.93440000018086E-07</text:p>
          </table:table-cell>
          <table:table-cell office:value-type="float" office:value="-0.0728319287" calcext:value-type="float">
            <text:p>-0.0728319287</text:p>
          </table:table-cell>
          <table:table-cell office:value-type="float" office:value="-0.0728319255626" calcext:value-type="float">
            <text:p>-0.0728319256</text:p>
          </table:table-cell>
          <table:table-cell office:value-type="float" office:value="-0.00000000313740000645879" calcext:value-type="float">
            <text:p>-3.13740000645879E-09</text:p>
          </table:table-cell>
          <table:table-cell office:value-type="float" office:value="0.0443920717" calcext:value-type="float">
            <text:p>0.0443920717</text:p>
          </table:table-cell>
          <table:table-cell office:value-type="float" office:value="0.0443920701051" calcext:value-type="float">
            <text:p>0.0443920701</text:p>
          </table:table-cell>
          <table:table-cell office:value-type="float" office:value="0.00000000159490000373186" calcext:value-type="float">
            <text:p>1.59490000373186E-0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182.3245697021" calcext:value-type="float">
            <text:p>182.3245697021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00000394389999769373" calcext:value-type="float">
            <text:p>-3.94389999769373E-06</text:p>
          </table:table-cell>
          <table:table-cell office:value-type="float" office:value="109.0062103271" calcext:value-type="float">
            <text:p>109.0062103271</text:p>
          </table:table-cell>
          <table:table-cell office:value-type="float" office:value="109.00621118" calcext:value-type="float">
            <text:p>109.00621118</text:p>
          </table:table-cell>
          <table:table-cell office:value-type="float" office:value="-0.000000852899987080491" calcext:value-type="float">
            <text:p>-8.52899987080491E-07</text:p>
          </table:table-cell>
          <table:table-cell office:value-type="float" office:value="3.6456115246" calcext:value-type="float">
            <text:p>3.6456115246</text:p>
          </table:table-cell>
          <table:table-cell office:value-type="float" office:value="3.64561162071" calcext:value-type="float">
            <text:p>3.6456116207</text:p>
          </table:table-cell>
          <table:table-cell office:value-type="float" office:value="-0.0000000961099999585713" calcext:value-type="float">
            <text:p>-9.61099999585713E-08</text:p>
          </table:table-cell>
          <table:table-cell office:value-type="float" office:value="-0.0693667531" calcext:value-type="float">
            <text:p>-0.0693667531</text:p>
          </table:table-cell>
          <table:table-cell office:value-type="float" office:value="-0.0693667608864" calcext:value-type="float">
            <text:p>-0.0693667609</text:p>
          </table:table-cell>
          <table:table-cell office:value-type="float" office:value="0.0000000077863999969896" calcext:value-type="float">
            <text:p>7.7863999969896E-09</text:p>
          </table:table-cell>
          <table:table-cell office:value-type="float" office:value="0.0380503424" calcext:value-type="float">
            <text:p>0.0380503424</text:p>
          </table:table-cell>
          <table:table-cell office:value-type="float" office:value="0.0380503458043" calcext:value-type="float">
            <text:p>0.0380503458</text:p>
          </table:table-cell>
          <table:table-cell office:value-type="float" office:value="-0.00000000340430000161929" calcext:value-type="float">
            <text:p>-3.40430000161929E-0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200.5570373535" calcext:value-type="float">
            <text:p>200.5570373535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0.00000634349999018014" calcext:value-type="float">
            <text:p>6.34349999018014E-06</text:p>
          </table:table-cell>
          <table:table-cell office:value-type="float" office:value="90.838508606" calcext:value-type="float">
            <text:p>90.838508606</text:p>
          </table:table-cell>
          <table:table-cell office:value-type="float" office:value="90.8385093168" calcext:value-type="float">
            <text:p>90.8385093168</text:p>
          </table:table-cell>
          <table:table-cell office:value-type="float" office:value="-0.00000071079999486301" calcext:value-type="float">
            <text:p>-7.1079999486301E-07</text:p>
          </table:table-cell>
          <table:table-cell office:value-type="float" office:value="4.010468483" calcext:value-type="float">
            <text:p>4.010468483</text:p>
          </table:table-cell>
          <table:table-cell office:value-type="float" office:value="4.01046849602" calcext:value-type="float">
            <text:p>4.010468496</text:p>
          </table:table-cell>
          <table:table-cell office:value-type="float" office:value="-0.0000000130199993009228" calcext:value-type="float">
            <text:p>-0.000000013</text:p>
          </table:table-cell>
          <table:table-cell office:value-type="float" office:value="-0.0635885447" calcext:value-type="float">
            <text:p>-0.0635885447</text:p>
          </table:table-cell>
          <table:table-cell office:value-type="float" office:value="-0.0635885417398" calcext:value-type="float">
            <text:p>-0.0635885417</text:p>
          </table:table-cell>
          <table:table-cell office:value-type="float" office:value="-0.0000000029602000017892" calcext:value-type="float">
            <text:p>-0.000000003</text:p>
          </table:table-cell>
          <table:table-cell office:value-type="float" office:value="0.0317086205" calcext:value-type="float">
            <text:p>0.0317086205</text:p>
          </table:table-cell>
          <table:table-cell office:value-type="float" office:value="0.0317086215036" calcext:value-type="float">
            <text:p>0.0317086215</text:p>
          </table:table-cell>
          <table:table-cell office:value-type="float" office:value="-0.0000000010036000017144" calcext:value-type="float">
            <text:p>-0.000000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18.7894897461" calcext:value-type="float">
            <text:p>218.7894897461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0.00000137110001219298" calcext:value-type="float">
            <text:p>1.37110001219298E-06</text:p>
          </table:table-cell>
          <table:table-cell office:value-type="float" office:value="72.6708068848" calcext:value-type="float">
            <text:p>72.6708068848</text:p>
          </table:table-cell>
          <table:table-cell office:value-type="float" office:value="72.6708074534" calcext:value-type="float">
            <text:p>72.6708074534</text:p>
          </table:table-cell>
          <table:table-cell office:value-type="float" office:value="-0.000000568600000860897" calcext:value-type="float">
            <text:p>-5.68600000860897E-07</text:p>
          </table:table-cell>
          <table:table-cell office:value-type="float" office:value="4.3753204346" calcext:value-type="float">
            <text:p>4.3753204346</text:p>
          </table:table-cell>
          <table:table-cell office:value-type="float" office:value="4.37532049412" calcext:value-type="float">
            <text:p>4.3753204941</text:p>
          </table:table-cell>
          <table:table-cell office:value-type="float" office:value="-0.0000000595200004838148" calcext:value-type="float">
            <text:p>-5.95200004838148E-08</text:p>
          </table:table-cell>
          <table:table-cell office:value-type="float" office:value="-0.0554971248" calcext:value-type="float">
            <text:p>-0.0554971248</text:p>
          </table:table-cell>
          <table:table-cell office:value-type="float" office:value="-0.0554971285725" calcext:value-type="float">
            <text:p>-0.0554971286</text:p>
          </table:table-cell>
          <table:table-cell office:value-type="float" office:value="0.00000000377249999988782" calcext:value-type="float">
            <text:p>3.77249999988782E-09</text:p>
          </table:table-cell>
          <table:table-cell office:value-type="float" office:value="0.0253668968" calcext:value-type="float">
            <text:p>0.0253668968</text:p>
          </table:table-cell>
          <table:table-cell office:value-type="float" office:value="0.0253668972029" calcext:value-type="float">
            <text:p>0.0253668972</text:p>
          </table:table-cell>
          <table:table-cell office:value-type="float" office:value="-0.000000000402900001555961" calcext:value-type="float">
            <text:p>-4.02900001555961E-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237.0219421387" calcext:value-type="float">
            <text:p>237.0219421387</text:p>
          </table:table-cell>
          <table:table-cell office:value-type="float" office:value="237.02194574" calcext:value-type="float">
            <text:p>237.02194574</text:p>
          </table:table-cell>
          <table:table-cell office:value-type="float" office:value="-0.00000360129999421588" calcext:value-type="float">
            <text:p>-3.60129999421588E-06</text:p>
          </table:table-cell>
          <table:table-cell office:value-type="float" office:value="54.5031051636" calcext:value-type="float">
            <text:p>54.5031051636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000000426500001537988" calcext:value-type="float">
            <text:p>-4.26500001537988E-07</text:p>
          </table:table-cell>
          <table:table-cell office:value-type="float" office:value="4.7401528358" calcext:value-type="float">
            <text:p>4.7401528358</text:p>
          </table:table-cell>
          <table:table-cell office:value-type="float" office:value="4.7401529473" calcext:value-type="float">
            <text:p>4.7401529473</text:p>
          </table:table-cell>
          <table:table-cell office:value-type="float" office:value="-0.000000111500000343767" calcext:value-type="float">
            <text:p>-1.11500000343767E-07</text:p>
          </table:table-cell>
          <table:table-cell office:value-type="float" office:value="-0.0450924709" calcext:value-type="float">
            <text:p>-0.0450924709</text:p>
          </table:table-cell>
          <table:table-cell office:value-type="float" office:value="-0.0450924748396" calcext:value-type="float">
            <text:p>-0.0450924748</text:p>
          </table:table-cell>
          <table:table-cell office:value-type="float" office:value="0.00000000393960000039106" calcext:value-type="float">
            <text:p>3.93960000039106E-09</text:p>
          </table:table-cell>
          <table:table-cell office:value-type="float" office:value="0.0190251712" calcext:value-type="float">
            <text:p>0.0190251712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00000170219999900967" calcext:value-type="float">
            <text:p>-1.70219999900967E-0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55.2543945312" calcext:value-type="float">
            <text:p>255.2543945312</text:p>
          </table:table-cell>
          <table:table-cell office:value-type="float" office:value="255.254403104" calcext:value-type="float">
            <text:p>255.254403104</text:p>
          </table:table-cell>
          <table:table-cell office:value-type="float" office:value="-0.00000857279999877392" calcext:value-type="float">
            <text:p>-8.57279999877392E-06</text:p>
          </table:table-cell>
          <table:table-cell office:value-type="float" office:value="36.3354034424" calcext:value-type="float">
            <text:p>36.3354034424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000000284300000430449" calcext:value-type="float">
            <text:p>-2.84300000430449E-07</text:p>
          </table:table-cell>
          <table:table-cell office:value-type="float" office:value="5.1049509048" calcext:value-type="float">
            <text:p>5.1049509048</text:p>
          </table:table-cell>
          <table:table-cell office:value-type="float" office:value="5.10495118738" calcext:value-type="float">
            <text:p>5.1049511874</text:p>
          </table:table-cell>
          <table:table-cell office:value-type="float" office:value="-0.000000282580000288135" calcext:value-type="float">
            <text:p>-2.82580000288135E-07</text:p>
          </table:table-cell>
          <table:table-cell office:value-type="float" office:value="-0.0323746242" calcext:value-type="float">
            <text:p>-0.0323746242</text:p>
          </table:table-cell>
          <table:table-cell office:value-type="float" office:value="-0.0323746270087" calcext:value-type="float">
            <text:p>-0.032374627</text:p>
          </table:table-cell>
          <table:table-cell office:value-type="float" office:value="0.00000000280870000174405" calcext:value-type="float">
            <text:p>2.80870000174405E-09</text:p>
          </table:table-cell>
          <table:table-cell office:value-type="float" office:value="0.0126834484" calcext:value-type="float">
            <text:p>0.0126834484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000000201399999108509" calcext:value-type="float">
            <text:p>-2.01399999108509E-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  <table:table-cell office:value-type="float" office:value="273.4868469238" calcext:value-type="float">
            <text:p>273.4868469238</text:p>
          </table:table-cell>
          <table:table-cell office:value-type="float" office:value="273.486860469" calcext:value-type="float">
            <text:p>273.486860469</text:p>
          </table:table-cell>
          <table:table-cell office:value-type="float" office:value="-0.0000135452000336045" calcext:value-type="float">
            <text:p>-1.35452000336045E-05</text:p>
          </table:table-cell>
          <table:table-cell office:value-type="float" office:value="18.1677017212" calcext:value-type="float">
            <text:p>18.1677017212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00000014220000110754" calcext:value-type="float">
            <text:p>-1.4220000110754E-07</text:p>
          </table:table-cell>
          <table:table-cell office:value-type="float" office:value="5.4697003365" calcext:value-type="float">
            <text:p>5.4697003365</text:p>
          </table:table-cell>
          <table:table-cell office:value-type="float" office:value="5.46970054629" calcext:value-type="float">
            <text:p>5.4697005463</text:p>
          </table:table-cell>
          <table:table-cell office:value-type="float" office:value="-0.000000209790000482712" calcext:value-type="float">
            <text:p>-2.09790000482712E-07</text:p>
          </table:table-cell>
          <table:table-cell office:value-type="float" office:value="-0.0173437241" calcext:value-type="float">
            <text:p>-0.0173437241</text:p>
          </table:table-cell>
          <table:table-cell office:value-type="float" office:value="-0.0173437245628" calcext:value-type="float">
            <text:p>-0.0173437246</text:p>
          </table:table-cell>
          <table:table-cell office:value-type="float" office:value="0.000000000462799999711994" calcext:value-type="float">
            <text:p>4.62799999711994E-10</text:p>
          </table:table-cell>
          <table:table-cell office:value-type="float" office:value="0.0063417242" calcext:value-type="float">
            <text:p>0.0063417242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00000100720000048571" calcext:value-type="float">
            <text:p>-1.00720000048571E-10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float" office:value="291.7192993164" calcext:value-type="float">
            <text:p>291.7192993164</text:p>
          </table:table-cell>
          <table:table-cell office:value-type="float" office:value="291.719317833" calcext:value-type="float">
            <text:p>291.719317833</text:p>
          </table:table-cell>
          <table:table-cell office:value-type="float" office:value="-0.0000185165999937453" calcext:value-type="float">
            <text:p>-1.85165999937453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343858719" calcext:value-type="float">
            <text:p>5.8343858719</text:p>
          </table:table-cell>
          <table:table-cell office:value-type="float" office:value="5.83438635667" calcext:value-type="float">
            <text:p>5.8343863567</text:p>
          </table:table-cell>
          <table:table-cell office:value-type="float" office:value="-0.000000484769999253842" calcext:value-type="float">
            <text:p>-4.84769999253842E-0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" calcext:value-type="float">
            <text:p>270</text:p>
          </table:table-cell>
          <table:table-cell office:value-type="float" office:value="309.9517822266" calcext:value-type="float">
            <text:p>309.9517822266</text:p>
          </table:table-cell>
          <table:table-cell office:value-type="float" office:value="309.951775198" calcext:value-type="float">
            <text:p>309.951775198</text:p>
          </table:table-cell>
          <table:table-cell office:value-type="float" office:value="0.00000702860000956207" calcext:value-type="float">
            <text:p>7.02860000956207E-06</text:p>
          </table:table-cell>
          <table:table-cell office:value-type="float" office:value="-18.1677017212" calcext:value-type="float">
            <text:p>-18.1677017212</text:p>
          </table:table-cell>
          <table:table-cell office:value-type="float" office:value="-18.1677018634" calcext:value-type="float">
            <text:p>-18.1677018634</text:p>
          </table:table-cell>
          <table:table-cell office:value-type="float" office:value="0.00000014220000110754" calcext:value-type="float">
            <text:p>1.4220000110754E-07</text:p>
          </table:table-cell>
          <table:table-cell office:value-type="float" office:value="6.1989941597" calcext:value-type="float">
            <text:p>6.1989941597</text:p>
          </table:table-cell>
          <table:table-cell office:value-type="float" office:value="6.19899395246" calcext:value-type="float">
            <text:p>6.1989939525</text:p>
          </table:table-cell>
          <table:table-cell office:value-type="float" office:value="0.000000207239999383546" calcext:value-type="float">
            <text:p>2.07239999383546E-07</text:p>
          </table:table-cell>
          <table:table-cell office:value-type="float" office:value="0.0196562205" calcext:value-type="float">
            <text:p>0.0196562205</text:p>
          </table:table-cell>
          <table:table-cell office:value-type="float" office:value="0.0196562211712" calcext:value-type="float">
            <text:p>0.0196562212</text:p>
          </table:table-cell>
          <table:table-cell office:value-type="float" office:value="-0.000000000671200001828298" calcext:value-type="float">
            <text:p>-6.71200001828298E-10</text:p>
          </table:table-cell>
          <table:table-cell office:value-type="float" office:value="-0.0063417242" calcext:value-type="float">
            <text:p>-0.0063417242</text:p>
          </table:table-cell>
          <table:table-cell office:value-type="float" office:value="-0.00634172430072" calcext:value-type="float">
            <text:p>-0.0063417243</text:p>
          </table:table-cell>
          <table:table-cell office:value-type="float" office:value="0.000000000100720000048571" calcext:value-type="float">
            <text:p>1.00720000048571E-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64.0921173096" calcext:value-type="float">
            <text:p>164.0921173096</text:p>
          </table:table-cell>
          <table:table-cell office:value-type="float" office:value="164.092116281" calcext:value-type="float">
            <text:p>164.092116281</text:p>
          </table:table-cell>
          <table:table-cell office:value-type="float" office:value="0.00000102860002471061" calcext:value-type="float">
            <text:p>1.02860002471061E-06</text:p>
          </table:table-cell>
          <table:table-cell office:value-type="float" office:value="163.5093231201" calcext:value-type="float">
            <text:p>163.5093231201</text:p>
          </table:table-cell>
          <table:table-cell office:value-type="float" office:value="163.50931677" calcext:value-type="float">
            <text:p>163.50931677</text:p>
          </table:table-cell>
          <table:table-cell office:value-type="float" office:value="0.00000635009999427894" calcext:value-type="float">
            <text:p>6.35009999427894E-06</text:p>
          </table:table-cell>
          <table:table-cell office:value-type="float" office:value="3.2800607681" calcext:value-type="float">
            <text:p>3.2800607681</text:p>
          </table:table-cell>
          <table:table-cell office:value-type="float" office:value="3.28006078612" calcext:value-type="float">
            <text:p>3.2800607861</text:p>
          </table:table-cell>
          <table:table-cell office:value-type="float" office:value="-0.0000000180200001587139" calcext:value-type="float">
            <text:p>-0.000000018</text:p>
          </table:table-cell>
          <table:table-cell office:value-type="float" office:value="-0.0936309993" calcext:value-type="float">
            <text:p>-0.0936309993</text:p>
          </table:table-cell>
          <table:table-cell office:value-type="float" office:value="-0.093631004571" calcext:value-type="float">
            <text:p>-0.0936310046</text:p>
          </table:table-cell>
          <table:table-cell office:value-type="float" office:value="0.0000000052709999975864" calcext:value-type="float">
            <text:p>5.2709999975864E-09</text:p>
          </table:table-cell>
          <table:table-cell office:value-type="float" office:value="0.0570755191" calcext:value-type="float">
            <text:p>0.0570755191</text:p>
          </table:table-cell>
          <table:table-cell office:value-type="float" office:value="0.0570755187065" calcext:value-type="float">
            <text:p>0.0570755187</text:p>
          </table:table-cell>
          <table:table-cell office:value-type="float" office:value="0.000000000393499996476088" calcext:value-type="float">
            <text:p>3.93499996476088E-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182.3245697021" calcext:value-type="float">
            <text:p>182.3245697021</text:p>
          </table:table-cell>
          <table:table-cell office:value-type="float" office:value="182.324573646" calcext:value-type="float">
            <text:p>182.324573646</text:p>
          </table:table-cell>
          <table:table-cell office:value-type="float" office:value="-0.00000394389999769373" calcext:value-type="float">
            <text:p>-3.94389999769373E-06</text:p>
          </table:table-cell>
          <table:table-cell office:value-type="float" office:value="145.3416137695" calcext:value-type="float">
            <text:p>145.3416137695</text:p>
          </table:table-cell>
          <table:table-cell office:value-type="float" office:value="145.341614907" calcext:value-type="float">
            <text:p>145.341614907</text:p>
          </table:table-cell>
          <table:table-cell office:value-type="float" office:value="-0.00000113750002128654" calcext:value-type="float">
            <text:p>-1.13750002128654E-06</text:p>
          </table:table-cell>
          <table:table-cell office:value-type="float" office:value="3.6449272633" calcext:value-type="float">
            <text:p>3.6449272633</text:p>
          </table:table-cell>
          <table:table-cell office:value-type="float" office:value="3.64492737928" calcext:value-type="float">
            <text:p>3.6449273793</text:p>
          </table:table-cell>
          <table:table-cell office:value-type="float" office:value="-0.000000115979999826266" calcext:value-type="float">
            <text:p>-0.000000116</text:p>
          </table:table-cell>
          <table:table-cell office:value-type="float" office:value="-0.0924803317" calcext:value-type="float">
            <text:p>-0.0924803317</text:p>
          </table:table-cell>
          <table:table-cell office:value-type="float" office:value="-0.0924803353924" calcext:value-type="float">
            <text:p>-0.0924803354</text:p>
          </table:table-cell>
          <table:table-cell office:value-type="float" office:value="0.00000000369239999686854" calcext:value-type="float">
            <text:p>3.69239999686854E-09</text:p>
          </table:table-cell>
          <table:table-cell office:value-type="float" office:value="0.0507337935" calcext:value-type="float">
            <text:p>0.0507337935</text:p>
          </table:table-cell>
          <table:table-cell office:value-type="float" office:value="0.0507337944058" calcext:value-type="float">
            <text:p>0.0507337944</text:p>
          </table:table-cell>
          <table:table-cell office:value-type="float" office:value="-0.000000000905800004447066" calcext:value-type="float">
            <text:p>-9.05800004447066E-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float" office:value="200.5570373535" calcext:value-type="float">
            <text:p>200.5570373535</text:p>
          </table:table-cell>
          <table:table-cell office:value-type="float" office:value="200.55703101" calcext:value-type="float">
            <text:p>200.55703101</text:p>
          </table:table-cell>
          <table:table-cell office:value-type="float" office:value="0.00000634349999018014" calcext:value-type="float">
            <text:p>6.34349999018014E-06</text:p>
          </table:table-cell>
          <table:table-cell office:value-type="float" office:value="127.1739120483" calcext:value-type="float">
            <text:p>127.1739120483</text:p>
          </table:table-cell>
          <table:table-cell office:value-type="float" office:value="127.173913043" calcext:value-type="float">
            <text:p>127.173913043</text:p>
          </table:table-cell>
          <table:table-cell office:value-type="float" office:value="-0.000000994700002365789" calcext:value-type="float">
            <text:p>-9.94700002365789E-07</text:p>
          </table:table-cell>
          <table:table-cell office:value-type="float" office:value="4.0098233223" calcext:value-type="float">
            <text:p>4.0098233223</text:p>
          </table:table-cell>
          <table:table-cell office:value-type="float" office:value="4.00982332037" calcext:value-type="float">
            <text:p>4.0098233204</text:p>
          </table:table-cell>
          <table:table-cell office:value-type="float" office:value="0.00000000193000015968892" calcext:value-type="float">
            <text:p>1.93000015968892E-09</text:p>
          </table:table-cell>
          <table:table-cell office:value-type="float" office:value="-0.0890168026" calcext:value-type="float">
            <text:p>-0.0890168026</text:p>
          </table:table-cell>
          <table:table-cell office:value-type="float" office:value="-0.0890167979099" calcext:value-type="float">
            <text:p>-0.0890167979</text:p>
          </table:table-cell>
          <table:table-cell office:value-type="float" office:value="-0.00000000469010000281322" calcext:value-type="float">
            <text:p>-4.69010000281322E-09</text:p>
          </table:table-cell>
          <table:table-cell office:value-type="float" office:value="0.0443920717" calcext:value-type="float">
            <text:p>0.0443920717</text:p>
          </table:table-cell>
          <table:table-cell office:value-type="float" office:value="0.0443920701051" calcext:value-type="float">
            <text:p>0.0443920701</text:p>
          </table:table-cell>
          <table:table-cell office:value-type="float" office:value="0.00000000159490000373186" calcext:value-type="float">
            <text:p>1.59490000373186E-0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office:value-type="float" office:value="218.7894897461" calcext:value-type="float">
            <text:p>218.7894897461</text:p>
          </table:table-cell>
          <table:table-cell office:value-type="float" office:value="218.789488375" calcext:value-type="float">
            <text:p>218.789488375</text:p>
          </table:table-cell>
          <table:table-cell office:value-type="float" office:value="0.00000137110001219298" calcext:value-type="float">
            <text:p>1.37110001219298E-06</text:p>
          </table:table-cell>
          <table:table-cell office:value-type="float" office:value="109.0062103271" calcext:value-type="float">
            <text:p>109.0062103271</text:p>
          </table:table-cell>
          <table:table-cell office:value-type="float" office:value="109.00621118" calcext:value-type="float">
            <text:p>109.00621118</text:p>
          </table:table-cell>
          <table:table-cell office:value-type="float" office:value="-0.000000852899987080491" calcext:value-type="float">
            <text:p>-8.52899987080491E-07</text:p>
          </table:table-cell>
          <table:table-cell office:value-type="float" office:value="4.3747339249" calcext:value-type="float">
            <text:p>4.3747339249</text:p>
          </table:table-cell>
          <table:table-cell office:value-type="float" office:value="4.37473394485" calcext:value-type="float">
            <text:p>4.3747339449</text:p>
          </table:table-cell>
          <table:table-cell office:value-type="float" office:value="-0.0000000199499998743136" calcext:value-type="float">
            <text:p>-1.99499998743136E-08</text:p>
          </table:table-cell>
          <table:table-cell office:value-type="float" office:value="-0.0832401067" calcext:value-type="float">
            <text:p>-0.0832401067</text:p>
          </table:table-cell>
          <table:table-cell office:value-type="float" office:value="-0.0832401130636" calcext:value-type="float">
            <text:p>-0.0832401131</text:p>
          </table:table-cell>
          <table:table-cell office:value-type="float" office:value="0.00000000636360000805247" calcext:value-type="float">
            <text:p>6.36360000805247E-09</text:p>
          </table:table-cell>
          <table:table-cell office:value-type="float" office:value="0.0380503424" calcext:value-type="float">
            <text:p>0.0380503424</text:p>
          </table:table-cell>
          <table:table-cell office:value-type="float" office:value="0.0380503458043" calcext:value-type="float">
            <text:p>0.0380503458</text:p>
          </table:table-cell>
          <table:table-cell office:value-type="float" office:value="-0.00000000340430000161929" calcext:value-type="float">
            <text:p>-3.40430000161929E-0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  <table:table-cell office:value-type="float" office:value="237.0219421387" calcext:value-type="float">
            <text:p>237.0219421387</text:p>
          </table:table-cell>
          <table:table-cell office:value-type="float" office:value="237.02194574" calcext:value-type="float">
            <text:p>237.02194574</text:p>
          </table:table-cell>
          <table:table-cell office:value-type="float" office:value="-0.00000360129999421588" calcext:value-type="float">
            <text:p>-3.60129999421588E-06</text:p>
          </table:table-cell>
          <table:table-cell office:value-type="float" office:value="90.838508606" calcext:value-type="float">
            <text:p>90.838508606</text:p>
          </table:table-cell>
          <table:table-cell office:value-type="float" office:value="90.8385093168" calcext:value-type="float">
            <text:p>90.8385093168</text:p>
          </table:table-cell>
          <table:table-cell office:value-type="float" office:value="-0.00000071079999486301" calcext:value-type="float">
            <text:p>-7.1079999486301E-07</text:p>
          </table:table-cell>
          <table:table-cell office:value-type="float" office:value="4.7396445274" calcext:value-type="float">
            <text:p>4.7396445274</text:p>
          </table:table-cell>
          <table:table-cell office:value-type="float" office:value="4.7396445862" calcext:value-type="float">
            <text:p>4.7396445862</text:p>
          </table:table-cell>
          <table:table-cell office:value-type="float" office:value="-0.0000000587999995360633" calcext:value-type="float">
            <text:p>-5.87999995360633E-08</text:p>
          </table:table-cell>
          <table:table-cell office:value-type="float" office:value="-0.0751500949" calcext:value-type="float">
            <text:p>-0.0751500949</text:p>
          </table:table-cell>
          <table:table-cell office:value-type="float" office:value="-0.0751500947834" calcext:value-type="float">
            <text:p>-0.0751500948</text:p>
          </table:table-cell>
          <table:table-cell office:value-type="float" office:value="-0.000000000116600007427081" calcext:value-type="float">
            <text:p>-1.16600007427081E-10</text:p>
          </table:table-cell>
          <table:table-cell office:value-type="float" office:value="0.0317086205" calcext:value-type="float">
            <text:p>0.0317086205</text:p>
          </table:table-cell>
          <table:table-cell office:value-type="float" office:value="0.0317086215036" calcext:value-type="float">
            <text:p>0.0317086215</text:p>
          </table:table-cell>
          <table:table-cell office:value-type="float" office:value="-0.0000000010036000017144" calcext:value-type="float">
            <text:p>-0.0000000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  <table:table-cell office:value-type="float" office:value="255.2543945312" calcext:value-type="float">
            <text:p>255.2543945312</text:p>
          </table:table-cell>
          <table:table-cell office:value-type="float" office:value="255.254403104" calcext:value-type="float">
            <text:p>255.254403104</text:p>
          </table:table-cell>
          <table:table-cell office:value-type="float" office:value="-0.00000857279999877392" calcext:value-type="float">
            <text:p>-8.57279999877392E-06</text:p>
          </table:table-cell>
          <table:table-cell office:value-type="float" office:value="72.6708068848" calcext:value-type="float">
            <text:p>72.6708068848</text:p>
          </table:table-cell>
          <table:table-cell office:value-type="float" office:value="72.6708074534" calcext:value-type="float">
            <text:p>72.6708074534</text:p>
          </table:table-cell>
          <table:table-cell office:value-type="float" office:value="-0.000000568600000860897" calcext:value-type="float">
            <text:p>-5.68600000860897E-07</text:p>
          </table:table-cell>
          <table:table-cell office:value-type="float" office:value="5.1045403481" calcext:value-type="float">
            <text:p>5.1045403481</text:p>
          </table:table-cell>
          <table:table-cell office:value-type="float" office:value="5.10454057647" calcext:value-type="float">
            <text:p>5.1045405765</text:p>
          </table:table-cell>
          <table:table-cell office:value-type="float" office:value="-0.000000228370000243672" calcext:value-type="float">
            <text:p>-2.28370000243672E-07</text:p>
          </table:table-cell>
          <table:table-cell office:value-type="float" office:value="-0.0647466481" calcext:value-type="float">
            <text:p>-0.0647466481</text:p>
          </table:table-cell>
          <table:table-cell office:value-type="float" office:value="-0.0647466500012" calcext:value-type="float">
            <text:p>-0.06474665</text:p>
          </table:table-cell>
          <table:table-cell office:value-type="float" office:value="0.00000000190120000298499" calcext:value-type="float">
            <text:p>1.90120000298499E-09</text:p>
          </table:table-cell>
          <table:table-cell office:value-type="float" office:value="0.0253668968" calcext:value-type="float">
            <text:p>0.0253668968</text:p>
          </table:table-cell>
          <table:table-cell office:value-type="float" office:value="0.0253668972029" calcext:value-type="float">
            <text:p>0.0253668972</text:p>
          </table:table-cell>
          <table:table-cell office:value-type="float" office:value="-0.000000000402900001555961" calcext:value-type="float">
            <text:p>-4.02900001555961E-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0" calcext:value-type="float">
            <text:p>180</text:p>
          </table:table-cell>
          <table:table-cell office:value-type="float" office:value="273.4868469238" calcext:value-type="float">
            <text:p>273.4868469238</text:p>
          </table:table-cell>
          <table:table-cell office:value-type="float" office:value="273.486860469" calcext:value-type="float">
            <text:p>273.486860469</text:p>
          </table:table-cell>
          <table:table-cell office:value-type="float" office:value="-0.0000135452000336045" calcext:value-type="float">
            <text:p>-1.35452000336045E-05</text:p>
          </table:table-cell>
          <table:table-cell office:value-type="float" office:value="54.5031051636" calcext:value-type="float">
            <text:p>54.5031051636</text:p>
          </table:table-cell>
          <table:table-cell office:value-type="float" office:value="54.5031055901" calcext:value-type="float">
            <text:p>54.5031055901</text:p>
          </table:table-cell>
          <table:table-cell office:value-type="float" office:value="-0.000000426500001537988" calcext:value-type="float">
            <text:p>-4.26500001537988E-07</text:p>
          </table:table-cell>
          <table:table-cell office:value-type="float" office:value="5.4694070816" calcext:value-type="float">
            <text:p>5.4694070816</text:p>
          </table:table-cell>
          <table:table-cell office:value-type="float" office:value="5.46940724688" calcext:value-type="float">
            <text:p>5.4694072469</text:p>
          </table:table-cell>
          <table:table-cell office:value-type="float" office:value="-0.000000165280000352652" calcext:value-type="float">
            <text:p>-1.65280000352652E-07</text:p>
          </table:table-cell>
          <table:table-cell office:value-type="float" office:value="-0.0520297736" calcext:value-type="float">
            <text:p>-0.0520297736</text:p>
          </table:table-cell>
          <table:table-cell office:value-type="float" office:value="-0.0520297786611" calcext:value-type="float">
            <text:p>-0.0520297787</text:p>
          </table:table-cell>
          <table:table-cell office:value-type="float" office:value="0.00000000506109999742765" calcext:value-type="float">
            <text:p>5.06109999742765E-09</text:p>
          </table:table-cell>
          <table:table-cell office:value-type="float" office:value="0.0190251712" calcext:value-type="float">
            <text:p>0.0190251712</text:p>
          </table:table-cell>
          <table:table-cell office:value-type="float" office:value="0.0190251729022" calcext:value-type="float">
            <text:p>0.0190251729</text:p>
          </table:table-cell>
          <table:table-cell office:value-type="float" office:value="-0.00000000170219999900967" calcext:value-type="float">
            <text:p>-1.70219999900967E-0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0" calcext:value-type="float">
            <text:p>210</text:p>
          </table:table-cell>
          <table:table-cell office:value-type="float" office:value="291.7192993164" calcext:value-type="float">
            <text:p>291.7192993164</text:p>
          </table:table-cell>
          <table:table-cell office:value-type="float" office:value="291.719317833" calcext:value-type="float">
            <text:p>291.719317833</text:p>
          </table:table-cell>
          <table:table-cell office:value-type="float" office:value="-0.0000185165999937453" calcext:value-type="float">
            <text:p>-1.85165999937453E-05</text:p>
          </table:table-cell>
          <table:table-cell office:value-type="float" office:value="36.3354034424" calcext:value-type="float">
            <text:p>36.3354034424</text:p>
          </table:table-cell>
          <table:table-cell office:value-type="float" office:value="36.3354037267" calcext:value-type="float">
            <text:p>36.3354037267</text:p>
          </table:table-cell>
          <table:table-cell office:value-type="float" office:value="-0.000000284300000430449" calcext:value-type="float">
            <text:p>-2.84300000430449E-07</text:p>
          </table:table-cell>
          <table:table-cell office:value-type="float" office:value="5.8342294693" calcext:value-type="float">
            <text:p>5.8342294693</text:p>
          </table:table-cell>
          <table:table-cell office:value-type="float" office:value="5.83422992843" calcext:value-type="float">
            <text:p>5.8342299284</text:p>
          </table:table-cell>
          <table:table-cell office:value-type="float" office:value="-0.000000459129999796915" calcext:value-type="float">
            <text:p>-4.59129999796915E-07</text:p>
          </table:table-cell>
          <table:table-cell office:value-type="float" office:value="-0.0369995683" calcext:value-type="float">
            <text:p>-0.0369995683</text:p>
          </table:table-cell>
          <table:table-cell office:value-type="float" office:value="-0.0369995737242" calcext:value-type="float">
            <text:p>-0.0369995737</text:p>
          </table:table-cell>
          <table:table-cell office:value-type="float" office:value="0.00000000542419999888244" calcext:value-type="float">
            <text:p>5.42419999888244E-09</text:p>
          </table:table-cell>
          <table:table-cell office:value-type="float" office:value="0.0126834484" calcext:value-type="float">
            <text:p>0.0126834484</text:p>
          </table:table-cell>
          <table:table-cell office:value-type="float" office:value="0.0126834486014" calcext:value-type="float">
            <text:p>0.0126834486</text:p>
          </table:table-cell>
          <table:table-cell office:value-type="float" office:value="-0.000000000201399999108509" calcext:value-type="float">
            <text:p>-2.01399999108509E-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office:value-type="float" office:value="309.9517822266" calcext:value-type="float">
            <text:p>309.9517822266</text:p>
          </table:table-cell>
          <table:table-cell office:value-type="float" office:value="309.951775198" calcext:value-type="float">
            <text:p>309.951775198</text:p>
          </table:table-cell>
          <table:table-cell office:value-type="float" office:value="0.00000702860000956207" calcext:value-type="float">
            <text:p>7.02860000956207E-06</text:p>
          </table:table-cell>
          <table:table-cell office:value-type="float" office:value="18.1677017212" calcext:value-type="float">
            <text:p>18.1677017212</text:p>
          </table:table-cell>
          <table:table-cell office:value-type="float" office:value="18.1677018634" calcext:value-type="float">
            <text:p>18.1677018634</text:p>
          </table:table-cell>
          <table:table-cell office:value-type="float" office:value="-0.00000014220000110754" calcext:value-type="float">
            <text:p>-1.4220000110754E-07</text:p>
          </table:table-cell>
          <table:table-cell office:value-type="float" office:value="6.1989941597" calcext:value-type="float">
            <text:p>6.1989941597</text:p>
          </table:table-cell>
          <table:table-cell office:value-type="float" office:value="6.19899395246" calcext:value-type="float">
            <text:p>6.1989939525</text:p>
          </table:table-cell>
          <table:table-cell office:value-type="float" office:value="0.000000207239999383546" calcext:value-type="float">
            <text:p>2.07239999383546E-07</text:p>
          </table:table-cell>
          <table:table-cell office:value-type="float" office:value="-0.0196562205" calcext:value-type="float">
            <text:p>-0.0196562205</text:p>
          </table:table-cell>
          <table:table-cell office:value-type="float" office:value="-0.0196562211712" calcext:value-type="float">
            <text:p>-0.0196562212</text:p>
          </table:table-cell>
          <table:table-cell office:value-type="float" office:value="0.000000000671200001828298" calcext:value-type="float">
            <text:p>6.71200001828298E-10</text:p>
          </table:table-cell>
          <table:table-cell office:value-type="float" office:value="0.0063417242" calcext:value-type="float">
            <text:p>0.0063417242</text:p>
          </table:table-cell>
          <table:table-cell office:value-type="float" office:value="0.00634172430072" calcext:value-type="float">
            <text:p>0.0063417243</text:p>
          </table:table-cell>
          <table:table-cell office:value-type="float" office:value="-0.000000000100720000048571" calcext:value-type="float">
            <text:p>-1.00720000048571E-10</text:p>
          </table:table-cell>
        </table:table-row>
        <table:table-row table:style-name="ro1">
          <table:table-cell table:number-columns-repeated="2" office:value-type="float" office:value="270" calcext:value-type="float">
            <text:p>270</text:p>
          </table:table-cell>
          <table:table-cell office:value-type="float" office:value="328.1842346191" calcext:value-type="float">
            <text:p>328.1842346191</text:p>
          </table:table-cell>
          <table:table-cell office:value-type="float" office:value="328.184232563" calcext:value-type="float">
            <text:p>328.184232563</text:p>
          </table:table-cell>
          <table:table-cell office:value-type="float" office:value="0.00000205609995873601" calcext:value-type="float">
            <text:p>2.0560999587360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636844635" calcext:value-type="float">
            <text:p>6.5636844635</text:p>
          </table:table-cell>
          <table:table-cell office:value-type="float" office:value="6.56368465125" calcext:value-type="float">
            <text:p>6.5636846513</text:p>
          </table:table-cell>
          <table:table-cell office:value-type="float" office:value="-0.000000187750000435472" calcext:value-type="float">
            <text:p>-1.87750000435472E-0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number-rows-repeated="15">
          <table:table-cell table:number-columns-repeated="1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MAX</text:p>
          </table:table-cell>
          <table:table-cell table:style-name="ce1"/>
          <table:table-cell table:style-name="ce3" table:formula="of:=MAX([.E2:.E101])" office:value-type="float" office:value="0.00000702860000956207" calcext:value-type="float">
            <text:p>0.00</text:p>
          </table:table-cell>
          <table:table-cell table:number-columns-repeated="2"/>
          <table:table-cell table:style-name="ce3" table:formula="of:=MAX([.H2:.H101])" office:value-type="float" office:value="0.00000635009999427894" calcext:value-type="float">
            <text:p>0.00</text:p>
          </table:table-cell>
          <table:table-cell table:number-columns-repeated="2"/>
          <table:table-cell table:style-name="ce3" table:formula="of:=MAX([.K2:.K101])" office:value-type="float" office:value="0.000000419190000044978" calcext:value-type="float">
            <text:p>0.00</text:p>
          </table:table-cell>
          <table:table-cell table:number-columns-repeated="2"/>
          <table:table-cell table:style-name="ce3" table:formula="of:=MAX([.N2:.N101])" office:value-type="float" office:value="0.0000000104138999923453" calcext:value-type="float">
            <text:p>0.00</text:p>
          </table:table-cell>
          <table:table-cell table:number-columns-repeated="2"/>
          <table:table-cell table:style-name="ce3" table:formula="of:=MAX([.Q2:.Q101])" office:value-type="float" office:value="0.00000000340430000161929" calcext:value-type="float">
            <text:p>0.00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MIN</text:p>
          </table:table-cell>
          <table:table-cell table:style-name="ce1"/>
          <table:table-cell table:style-name="ce4" table:formula="of:=MIN([.E2:.E101])" office:value-type="float" office:value="-0.0000185165999937453" calcext:value-type="float">
            <text:p>-1.85165999937453E-05</text:p>
          </table:table-cell>
          <table:table-cell table:number-columns-repeated="2"/>
          <table:table-cell table:style-name="ce4" table:formula="of:=MIN([.H2:.H101])" office:value-type="float" office:value="-0.00000635009999427894" calcext:value-type="float">
            <text:p>-6.35009999427894E-06</text:p>
          </table:table-cell>
          <table:table-cell table:number-columns-repeated="2"/>
          <table:table-cell table:style-name="ce4" table:formula="of:=MIN([.K2:.K101])" office:value-type="float" office:value="-0.000000484769999253842" calcext:value-type="float">
            <text:p>-4.84769999253842E-07</text:p>
          </table:table-cell>
          <table:table-cell table:number-columns-repeated="2"/>
          <table:table-cell table:style-name="ce4" table:formula="of:=MIN([.N2:.N101])" office:value-type="float" office:value="-0.0000000104138999923453" calcext:value-type="float">
            <text:p>-1.04138999923453E-08</text:p>
          </table:table-cell>
          <table:table-cell table:number-columns-repeated="2"/>
          <table:table-cell table:style-name="ce4" table:formula="of:=MIN([.Q2:.Q101])" office:value-type="float" office:value="-0.00000000340430000161929" calcext:value-type="float">
            <text:p>-3.40430000161929E-09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BS</text:p>
          </table:table-cell>
          <table:table-cell table:style-name="ce1"/>
          <table:table-cell table:style-name="ce4" table:formula="of:=MAX(ABS([.E117]); ABS([.E118]))" office:value-type="float" office:value="0.0000185165999937453" calcext:value-type="float">
            <text:p>1.85165999937453E-05</text:p>
          </table:table-cell>
          <table:table-cell table:number-columns-repeated="2"/>
          <table:table-cell table:style-name="ce4" table:formula="of:=MAX(ABS([.H117]); ABS([.H118]))" office:value-type="float" office:value="0.00000635009999427894" calcext:value-type="float">
            <text:p>6.35009999427894E-06</text:p>
          </table:table-cell>
          <table:table-cell table:number-columns-repeated="2"/>
          <table:table-cell table:style-name="ce4" table:formula="of:=MAX(ABS([.K117]); ABS([.K118]))" office:value-type="float" office:value="0.000000484769999253842" calcext:value-type="float">
            <text:p>4.84769999253842E-07</text:p>
          </table:table-cell>
          <table:table-cell table:number-columns-repeated="2"/>
          <table:table-cell table:style-name="ce4" table:formula="of:=MAX(ABS([.N117]); ABS([.N118]))" office:value-type="float" office:value="0.0000000104138999923453" calcext:value-type="float">
            <text:p>1.04138999923453E-08</text:p>
          </table:table-cell>
          <table:table-cell table:number-columns-repeated="2"/>
          <table:table-cell table:style-name="ce4" table:formula="of:=MAX(ABS([.Q117]); ABS([.Q118]))" office:value-type="float" office:value="0.00000000340430000161929" calcext:value-type="float">
            <text:p>3.40430000161929E-09</text:p>
          </table:table-cell>
        </table:table-row>
        <table:table-row table:style-name="ro1" table:number-rows-repeated="2">
          <table:table-cell table:style-name="ce1" table:number-columns-repeated="4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b per sec</text:p>
          </table:table-cell>
          <table:table-cell table:style-name="ce1" table:formula="of:=1000/20" office:value-type="float" office:value="50" calcext:value-type="float">
            <text:p>50</text:p>
          </table:table-cell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Error after x secs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formula="of:=[.$D$122]*[.$D$123]*[.E119]" office:value-type="float" office:value="0.00925829999687267" calcext:value-type="float">
            <text:p>0.0092583</text:p>
          </table:table-cell>
          <table:table-cell table:number-columns-repeated="2"/>
          <table:table-cell table:style-name="ce4" table:formula="of:=[.$D$122]*[.$D$123]*[.H119]" office:value-type="float" office:value="0.00317504999713947" calcext:value-type="float">
            <text:p>0.00317505</text:p>
          </table:table-cell>
          <table:table-cell table:number-columns-repeated="2"/>
          <table:table-cell table:style-name="ce4" table:formula="of:=[.$D$122]*[.$D$123]*[.K119]" office:value-type="float" office:value="0.000242384999626921" calcext:value-type="float">
            <text:p>0.000242385</text:p>
          </table:table-cell>
          <table:table-cell table:number-columns-repeated="2"/>
          <table:table-cell table:style-name="ce4" table:formula="of:=[.$D$122]*[.$D$123]*[.N119]" office:value-type="float" office:value="0.00000520694999617266" calcext:value-type="float">
            <text:p>5.20694999617266E-06</text:p>
          </table:table-cell>
          <table:table-cell table:number-columns-repeated="2"/>
          <table:table-cell table:style-name="ce4" table:formula="of:=[.$D$122]*[.$D$123]*[.Q119]" office:value-type="float" office:value="0.00000170215000080964" calcext:value-type="float">
            <text:p>1.70215000080964E-06</text:p>
          </table:table-cell>
        </table:table-row>
        <table:table-row table:style-name="ro1" table:number-rows-repeated="104845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2T15:29:41.562855961</dc:date>
    <meta:editing-duration>PT36M39S</meta:editing-duration>
    <meta:editing-cycles>1</meta:editing-cycles>
    <meta:generator>LibreOffice/5.1.6.2$Linux_X86_64 LibreOffice_project/10m0$Build-2</meta:generator>
    <meta:document-statistic meta:table-count="1" meta:cell-count="1744" meta:object-count="0"/>
  </office:meta>
</office:document-meta>
</file>